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a1" style:family="table">
      <style:table-properties style:width="14.672cm" fo:margin-left="1.164cm" table:align="left"/>
    </style:style>
    <style:style style:name="Tabla1.A" style:family="table-column">
      <style:table-column-properties style:column-width="4.281cm"/>
    </style:style>
    <style:style style:name="Tabla1.B" style:family="table-column">
      <style:table-column-properties style:column-width="5.424cm"/>
    </style:style>
    <style:style style:name="Tabla1.C" style:family="table-column">
      <style:table-column-properties style:column-width="4.967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" style:family="table">
      <style:table-properties style:width="14.672cm" fo:margin-left="1.164cm" table:align="left"/>
    </style:style>
    <style:style style:name="Tabla2.A" style:family="table-column">
      <style:table-column-properties style:column-width="3.856cm"/>
    </style:style>
    <style:style style:name="Tabla2.B" style:family="table-column">
      <style:table-column-properties style:column-width="5.592cm"/>
    </style:style>
    <style:style style:name="Tabla2.C" style:family="table-column">
      <style:table-column-properties style:column-width="5.225cm"/>
    </style:style>
    <style:style style:name="Tab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3" style:family="table">
      <style:table-properties style:width="14.672cm" fo:margin-left="1.164cm" table:align="left"/>
    </style:style>
    <style:style style:name="Tabla3.A" style:family="table-column">
      <style:table-column-properties style:column-width="2.155cm"/>
    </style:style>
    <style:style style:name="Tabla3.B" style:family="table-column">
      <style:table-column-properties style:column-width="6.031cm"/>
    </style:style>
    <style:style style:name="Tabla3.C" style:family="table-column">
      <style:table-column-properties style:column-width="6.486cm"/>
    </style:style>
    <style:style style:name="Tabla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4" style:family="table">
      <style:table-properties style:width="14.552cm" fo:margin-left="1.164cm" table:align="left"/>
    </style:style>
    <style:style style:name="Tabla4.A" style:family="table-column">
      <style:table-column-properties style:column-width="2.249cm"/>
    </style:style>
    <style:style style:name="Tabla4.B" style:family="table-column">
      <style:table-column-properties style:column-width="6.996cm"/>
    </style:style>
    <style:style style:name="Tabla4.C" style:family="table-column">
      <style:table-column-properties style:column-width="5.308cm"/>
    </style:style>
    <style:style style:name="Tabl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5" style:family="table">
      <style:table-properties style:width="14.672cm" fo:margin-left="1.164cm" table:align="left"/>
    </style:style>
    <style:style style:name="Tabla5.A" style:family="table-column">
      <style:table-column-properties style:column-width="4.464cm"/>
    </style:style>
    <style:style style:name="Tabla5.B" style:family="table-column">
      <style:table-column-properties style:column-width="5.02cm"/>
    </style:style>
    <style:style style:name="Tabla5.C" style:family="table-column">
      <style:table-column-properties style:column-width="5.188cm"/>
    </style:style>
    <style:style style:name="Tabla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6" style:family="table">
      <style:table-properties style:width="14.672cm" fo:margin-left="1.164cm" table:align="left"/>
    </style:style>
    <style:style style:name="Tabla6.A" style:family="table-column">
      <style:table-column-properties style:column-width="2.312cm"/>
    </style:style>
    <style:style style:name="Tabla6.B" style:family="table-column">
      <style:table-column-properties style:column-width="5.826cm"/>
    </style:style>
    <style:style style:name="Tabla6.C" style:family="table-column">
      <style:table-column-properties style:column-width="3.519cm"/>
    </style:style>
    <style:style style:name="Tabla6.D" style:family="table-column">
      <style:table-column-properties style:column-width="3.014cm"/>
    </style:style>
    <style:style style:name="Tabla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7" style:family="table">
      <style:table-properties style:width="14.672cm" fo:margin-left="1.164cm" table:align="left"/>
    </style:style>
    <style:style style:name="Tabla7.A" style:family="table-column">
      <style:table-column-properties style:column-width="3.127cm"/>
    </style:style>
    <style:style style:name="Tabla7.B" style:family="table-column">
      <style:table-column-properties style:column-width="4.105cm"/>
    </style:style>
    <style:style style:name="Tabla7.C" style:family="table-column">
      <style:table-column-properties style:column-width="7.44cm"/>
    </style:style>
    <style:style style:name="Tabla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8" style:family="table">
      <style:table-properties style:width="14.672cm" fo:margin-left="1.164cm" table:align="left"/>
    </style:style>
    <style:style style:name="Tabla8.A" style:family="table-column">
      <style:table-column-properties style:column-width="8.513cm"/>
    </style:style>
    <style:style style:name="Tabla8.B" style:family="table-column">
      <style:table-column-properties style:column-width="6.16cm"/>
    </style:style>
    <style:style style:name="Tabla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list-style-name="L1"/>
    <style:style style:name="T1" style:family="text">
      <style:text-properties style:font-name="quote-cjk-patch" fo:font-size="16.5pt" fo:font-style="normal" fo:font-weight="bold"/>
    </style:style>
    <style:style style:name="T2" style:family="text">
      <style:text-properties style:font-name="quote-cjk-patch" fo:font-size="15pt" fo:font-style="normal" fo:font-weight="bold"/>
    </style:style>
    <style:style style:name="T3" style:family="text">
      <style:text-properties style:font-name="Menlo" fo:font-size="9.75pt" fo:font-style="normal" fo:font-weight="normal"/>
    </style:style>
    <style:style style:name="T4" style:family="text">
      <style:text-properties fo:font-variant="normal" fo:text-transform="none" fo:color="#800080" loext:opacity="100%" style:font-name="quote-cjk-patch" fo:font-size="16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800080" loext:opacity="100%" style:font-name="Menlo" fo:font-size="16.5pt" fo:letter-spacing="normal" fo:font-style="normal" fo:font-weight="bold" fo:background-color="#2c2c2e" loext:char-shading-value="0" loext:padding="0cm" loext:border="none"/>
    </style:style>
    <style:style style:name="T9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2c2c2e" loext:char-shading-value="0" loext:padding="0cm" loext:border="none"/>
    </style:style>
    <style:style style:name="T10" style:family="text">
      <style:text-properties fo:font-variant="normal" fo:text-transform="none" fo:color="#800080" loext:opacity="100%" style:font-name="Menlo" fo:font-size="15pt" fo:letter-spacing="normal" fo:font-style="normal" fo:font-weight="bold" fo:background-color="#2c2c2e" loext:char-shading-value="0" loext:padding="0cm" loext:border="none"/>
    </style:style>
    <style:style style:name="T11" style:family="text">
      <style:text-properties fo:font-variant="normal" fo:text-transform="none" fo:color="#800080" loext:opacity="100%" fo:letter-spacing="normal" loext:padding="0cm" loext:border="none"/>
    </style:style>
    <style:style style:name="T12" style:family="text">
      <style:text-properties fo:font-variant="normal" fo:text-transform="none" style:font-name="quote-cjk-patch" fo:font-size="11.25pt" fo:font-style="normal" fo:font-weight="normal"/>
    </style:style>
    <style:style style:name="T13" style:family="text">
      <style:text-properties fo:font-variant="normal" fo:text-transform="none" style:font-name="quote-cjk-patch" fo:font-size="11.25pt" fo:font-style="normal" fo:font-weight="bold"/>
    </style:style>
    <style:style style:name="T14" style:family="text">
      <style:text-properties fo:font-variant="normal" fo:text-transform="none" style:font-name="Menlo" fo:font-size="9.75pt" fo:font-style="normal" fo:font-weight="normal" fo:background-color="#2c2c2e" loext:char-shading-value="0" loext:padding="0cm" loext:border="none"/>
    </style:style>
    <style:style style:name="T15" style:family="text">
      <style:text-properties fo:color="#e9ae7e" loext:opacity="100%"/>
    </style:style>
    <style:style style:name="T16" style:family="text">
      <style:text-properties fo:color="#e9ae7e" loext:opacity="100%" style:font-name="Menlo" fo:font-size="9.75pt" fo:font-style="normal" fo:font-weight="normal"/>
    </style:style>
    <style:style style:name="T17" style:family="text">
      <style:text-properties fo:color="#e3eaf2" loext:opacity="100%"/>
    </style:style>
    <style:style style:name="T18" style:family="text">
      <style:text-properties fo:color="#e3eaf2" loext:opacity="100%" style:font-name="Menlo" fo:font-size="9.75pt" fo:font-style="normal" fo:font-weight="normal"/>
    </style:style>
    <style:style style:name="T19" style:family="text">
      <style:text-properties fo:color="#91d076" loext:opacity="100%"/>
    </style:style>
    <style:style style:name="T20" style:family="text">
      <style:text-properties fo:color="#91d076" loext:opacity="100%" style:font-name="Menlo" fo:font-size="9.75pt" fo:font-style="normal" fo:font-weight="normal"/>
    </style:style>
    <style:style style:name="T21" style:family="text">
      <style:text-properties fo:color="#e6d37a" loext:opacity="100%"/>
    </style:style>
    <style:style style:name="T22" style:family="text">
      <style:text-properties fo:color="#e6d37a" loext:opacity="100%" style:font-name="Menlo" fo:font-size="9.75pt" fo:font-style="normal" fo:font-weight="normal"/>
    </style:style>
    <style:style style:name="T23" style:family="text">
      <style:text-properties fo:color="#6cb8e6" loext:opacity="100%" style:font-name="Menlo" fo:font-size="9.75pt" fo:font-style="normal" fo:font-weight="normal"/>
    </style:style>
    <style:style style:name="T24" style:family="text">
      <style:text-properties fo:color="#8da1b9" loext:opacity="100%"/>
    </style:style>
    <style:style style:name="T25" style:family="text">
      <style:text-properties fo:color="#8da1b9" loext:opacity="100%" style:font-name="Menlo" fo:font-size="9.75pt" fo:font-style="normal" fo:font-weight="normal"/>
    </style:style>
    <style:style style:name="T26" style:family="text">
      <style:text-properties fo:color="#c699e3" loext:opacity="100%" style:font-name="Menlo" fo:font-size="9.75pt" fo:font-style="normal" fo:font-weight="normal"/>
    </style:style>
    <style:style style:name="T2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4" text:anchor-type="page" text:anchor-page-number="1" svg:x="0.45cm" svg:y="0.45cm" svg:width="0.9cm" draw:z-index="13">
        <draw:text-box fo:min-height="0.9cm">
          <text:p text:style-name="Text_20_body"/>
        </draw:text-box>
      </draw:frame>
      <draw:frame draw:style-name="fr1" draw:name="Marco12" text:anchor-type="page" text:anchor-page-number="1" svg:x="0.37cm" svg:y="0.37cm" svg:width="0.741cm" draw:z-index="11">
        <draw:text-box fo:min-height="0.741cm">
          <text:p text:style-name="Text_20_body"/>
        </draw:text-box>
      </draw:frame>
      <draw:frame draw:style-name="fr1" draw:name="Marco11" text:anchor-type="page" text:anchor-page-number="1" svg:x="0.37cm" svg:y="0.37cm" svg:width="0.741cm" draw:z-index="10">
        <draw:text-box fo:min-height="0.741cm">
          <text:p text:style-name="Text_20_body"/>
        </draw:text-box>
      </draw:frame>
      <draw:frame draw:style-name="fr1" draw:name="Marco10" text:anchor-type="page" text:anchor-page-number="1" svg:x="0.37cm" svg:y="0.37cm" svg:width="0.741cm" draw:z-index="9">
        <draw:text-box fo:min-height="0.741cm">
          <text:p text:style-name="Text_20_body"/>
        </draw:text-box>
      </draw:frame>
      <draw:frame draw:style-name="fr1" draw:name="Marco9" text:anchor-type="page" text:anchor-page-number="1" svg:x="0.37cm" svg:y="0.37cm" svg:width="0.741cm" draw:z-index="8">
        <draw:text-box fo:min-height="0.741cm">
          <text:p text:style-name="Text_20_body"/>
        </draw:text-box>
      </draw:frame>
      <draw:frame draw:style-name="fr1" draw:name="Marco8" text:anchor-type="page" text:anchor-page-number="1" svg:x="0.37cm" svg:y="0.37cm" svg:width="0.741cm" draw:z-index="7">
        <draw:text-box fo:min-height="0.741cm">
          <text:p text:style-name="Text_20_body"/>
        </draw:text-box>
      </draw:frame>
      <draw:frame draw:style-name="fr1" draw:name="Marco7" text:anchor-type="page" text:anchor-page-number="1" svg:x="0.37cm" svg:y="0.37cm" svg:width="0.741cm" draw:z-index="6">
        <draw:text-box fo:min-height="0.741cm">
          <text:p text:style-name="Text_20_body"/>
        </draw:text-box>
      </draw:frame>
      <draw:frame draw:style-name="fr1" draw:name="Marco6" text:anchor-type="page" text:anchor-page-number="1" svg:x="0.37cm" svg:y="0.37cm" svg:width="0.741cm" draw:z-index="5">
        <draw:text-box fo:min-height="0.741cm">
          <text:p text:style-name="Text_20_body"/>
        </draw:text-box>
      </draw:frame>
      <draw:frame draw:style-name="fr1" draw:name="Marco5" text:anchor-type="page" text:anchor-page-number="1" svg:x="0.37cm" svg:y="0.37cm" svg:width="0.741cm" draw:z-index="4">
        <draw:text-box fo:min-height="0.741cm">
          <text:p text:style-name="Text_20_body"/>
        </draw:text-box>
      </draw:frame>
      <draw:frame draw:style-name="fr1" draw:name="Marco4" text:anchor-type="page" text:anchor-page-number="1" svg:x="0.37cm" svg:y="0.37cm" svg:width="0.741cm" draw:z-index="3">
        <draw:text-box fo:min-height="0.741cm">
          <text:p text:style-name="Text_20_body"/>
        </draw:text-box>
      </draw:frame>
      <draw:frame draw:style-name="fr1" draw:name="Marco3" text:anchor-type="page" text:anchor-page-number="1" svg:x="0.37cm" svg:y="0.37cm" svg:width="0.741cm" draw:z-index="2">
        <draw:text-box fo:min-height="0.741cm">
          <text:p text:style-name="Text_20_body"/>
        </draw:text-box>
      </draw:frame>
      <draw:frame draw:style-name="fr1" draw:name="Marco2" text:anchor-type="page" text:anchor-page-number="1" svg:x="0.37cm" svg:y="0.37cm" svg:width="0.741cm" draw:z-index="1">
        <draw:text-box fo:min-height="0.741cm">
          <text:p text:style-name="Text_20_body"/>
        </draw:text-box>
      </draw:frame>
      <draw:frame draw:style-name="fr1" draw:name="Marco1" text:anchor-type="page" text:anchor-page-number="1" svg:x="0.37cm" svg:y="0.37cm" svg:width="0.741cm" draw:z-index="0">
        <draw:text-box fo:min-height="0.741cm">
          <text:p text:style-name="Text_20_body"/>
        </draw:text-box>
      </draw:frame>
      <text:h text:style-name="Heading_20_2" text:outline-level="2">JSON Functions in PostgreSQL: <text:span text:style-name="Source_20_Text">json_agg</text:span> and <text:span text:style-name="Source_20_Text">json_build_object</text:span></text:h>
      <text:section text:style-name="Sect1" text:name="root">
        <text:p text:style-name="Text_20_body">Te explico estas poderosas funciones para trabajar con JSON en PostgreSQL, con ejemplos prácticos y te indico dónde encajan en el curso.</text:p>
        <text:p text:style-name="Horizontal_20_Line"/>
        <text:h text:style-name="Heading_20_2" text:outline-level="2">📍 ¿En qué módulo del curso incluirlas?</text:h>
        <text:p text:style-name="Text_20_body">Estas funciones pertenecen al <text:span text:style-name="Strong_20_Emphasis">Módulo 6: Consultas Avanzadas</text:span>, específicamente en el <text:span text:style-name="Strong_20_Emphasis">apartado 6.2 "Consultas sobre JSON y JSONB"</text:span> .</text:p>
        <text:p text:style-name="Text_20_body">También podrían mencionarse en:</text:p>
        <text:list xml:id="list815698938" text:style-name="L1">
          <text:list-item>
            <text:p text:style-name="Text_20_body"><text:span text:style-name="Strong_20_Emphasis">Módulo 4</text:span> (Agregaciones): <text:span text:style-name="Source_20_Text">json_agg</text:span> es una función de agregación como <text:span text:style-name="Source_20_Text">SUM</text:span> o <text:span text:style-name="Source_20_Text">COUNT</text:span></text:p>
          </text:list-item>
          <text:list-item>
            <text:p text:style-name="Text_20_body"><text:span text:style-name="Strong_20_Emphasis">Módulo 5</text:span> (Window Functions): Para construir JSON complejos dentro de ventanas</text:p>
          </text:list-item>
        </text:list>
        <text:p text:style-name="Horizontal_20_Line"/>
        <text:h text:style-name="Heading_20_2" text:outline-level="2">🔧 Conceptos básicos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Table_20_Heading">Función</text:p>
              </table:table-cell>
              <table:table-cell table:style-name="Tabla1.A1" office:value-type="string">
                <text:p text:style-name="Table_20_Heading">Qué hace</text:p>
              </table:table-cell>
              <table:table-cell table:style-name="Tabla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a1.A1" office:value-type="string">
              <text:p text:style-name="Table_20_Contents"><text:span text:style-name="Source_20_Text">json_build_object(key1, value1, key2, value2, ...)</text:span></text:p>
            </table:table-cell>
            <table:table-cell table:style-name="Tabla1.A1" office:value-type="string">
              <text:p text:style-name="Table_20_Contents">Construye un objeto JSON a partir de pares clave-valor</text:p>
            </table:table-cell>
            <table:table-cell table:style-name="Tabla1.A1" office:value-type="string">
              <text:p text:style-name="Table_20_Contents"><text:span text:style-name="Source_20_Text">{"key1": "value1", "key2": "value2"}</text:span>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json_agg(expresión)</text:span></text:p>
            </table:table-cell>
            <table:table-cell table:style-name="Tabla1.A1" office:value-type="string">
              <text:p text:style-name="Table_20_Contents">Agrega múltiples filas en un <text:span text:style-name="Strong_20_Emphasis">array JSON</text:span></text:p>
            </table:table-cell>
            <table:table-cell table:style-name="Tabla1.A1" office:value-type="string">
              <text:p text:style-name="Table_20_Contents"><text:span text:style-name="Source_20_Text">[{"id":1, "nombre":"Ana"}, {"id":2, "nombre":"Juan"}]</text:span></text:p>
            </table:table-cell>
          </table:table-row>
        </table:table>
        <text:p text:style-name="Text_20_body">También existen <text:span text:style-name="Source_20_Text">jsonb_build_object</text:span> y <text:span text:style-name="Source_20_Text">jsonb_agg</text:span> para el tipo <text:span text:style-name="Source_20_Text">jsonb</text:span> (binario, más eficiente). Los ejemplos funcionan igual cambiando <text:span text:style-name="Source_20_Text">json</text:span> por <text:span text:style-name="Source_20_Text">jsonb</text:span>.</text:p>
        <text:p text:style-name="Horizontal_20_Line"/>
        <text:h text:style-name="Heading_20_2" text:outline-level="2">📝 Ejemplo 1: <text:span text:style-name="Source_20_Text">json_build_object</text:span> - Objeto desde cero</text:h>
        <text:h text:style-name="Heading_20_3" text:outline-level="3">Escenario: Queremos un JSON con datos del cliente</text:h>
        <text:p text:style-name="Text_20_body">sql</text:p>
        <text:p text:style-name="Preformatted_20_Text">SELECT json_build_object(</text:p>
        <text:p text:style-name="Preformatted_20_Text"><text:s text:c="4"/>'id', c.id,</text:p>
        <text:p text:style-name="Preformatted_20_Text"><text:s text:c="4"/>'nombre', c.nombre,</text:p>
        <text:p text:style-name="Preformatted_20_Text"><text:s text:c="4"/>'email', c.email,</text:p>
        <text:p text:style-name="Preformatted_20_Text"><text:s text:c="4"/>'ciudad', c.ciudad</text:p>
        <text:p text:style-name="Preformatted_20_Text">) AS cliente_json</text:p>
        <text:p text:style-name="Preformatted_20_Text">FROM clientes c</text:p>
        <text:p text:style-name="Preformatted_20_Text"><text:soft-page-break/>WHERE c.id = 1;</text:p>
        <text:p text:style-name="Text_20_body"><text:span text:style-name="Strong_20_Emphasis">Resultado:</text:span></text:p>
        <text:p text:style-name="Text_20_body">json</text:p>
        <text:p text:style-name="Preformatted_20_Text">{</text:p>
        <text:p text:style-name="Preformatted_20_Text"><text:s text:c="4"/>"id": 1,</text:p>
        <text:p text:style-name="Preformatted_20_Text"><text:s text:c="4"/>"nombre": "Ana García",</text:p>
        <text:p text:style-name="Preformatted_20_Text"><text:s text:c="4"/>"email": "ana@mail.com",</text:p>
        <text:p text:style-name="Preformatted_20_Text"><text:s text:c="4"/>"ciudad": "Madrid"</text:p>
        <text:p text:style-name="Preformatted_20_Text">}</text:p>
        <text:h text:style-name="Heading_20_3" text:outline-level="3">Con valores NULL</text:h>
        <text:p text:style-name="Text_20_body">sql</text:p>
        <text:p text:style-name="Preformatted_20_Text">SELECT json_build_object(</text:p>
        <text:p text:style-name="Preformatted_20_Text"><text:s text:c="4"/>'nombre', nombre,</text:p>
        <text:p text:style-name="Preformatted_20_Text"><text:s text:c="4"/>'telefono', telefono, <text:s/>-- NULL</text:p>
        <text:p text:style-name="Preformatted_20_Text"><text:s text:c="4"/>'activo', TRUE</text:p>
        <text:p text:style-name="Preformatted_20_Text">) FROM clientes WHERE id = 99;</text:p>
        <text:p text:style-name="Text_20_body"><text:span text:style-name="Strong_20_Emphasis">Resultado:</text:span></text:p>
        <text:p text:style-name="Text_20_body">json</text:p>
        <text:p text:style-name="Preformatted_20_Text">{</text:p>
        <text:p text:style-name="Preformatted_20_Text"><text:s text:c="4"/>"nombre": "Carlos Ruiz",</text:p>
        <text:p text:style-name="Preformatted_20_Text"><text:s text:c="4"/>"telefono": null,</text:p>
        <text:p text:style-name="Preformatted_20_Text"><text:s text:c="4"/>"activo": true</text:p>
        <text:p text:style-name="Preformatted_20_Text">}</text:p>
        <text:p text:style-name="Horizontal_20_Line"/>
        <text:h text:style-name="Heading_20_2" text:outline-level="2">📦 Ejemplo 2: <text:span text:style-name="Source_20_Text">json_agg</text:span> - Array de objetos</text:h>
        <text:h text:style-name="Heading_20_3" text:outline-level="3">Escenario: Todos los clientes en un solo array</text:h>
        <text:p text:style-name="Text_20_body">sql</text:p>
        <text:p text:style-name="Preformatted_20_Text">SELECT json_agg(</text:p>
        <text:p text:style-name="Preformatted_20_Text"><text:s text:c="4"/>json_build_object(</text:p>
        <text:p text:style-name="Preformatted_20_Text"><text:s text:c="8"/>'id', id,</text:p>
        <text:p text:style-name="Preformatted_20_Text"><text:s text:c="8"/>'nombre', nombre,</text:p>
        <text:p text:style-name="Preformatted_20_Text"><text:s text:c="8"/>'ciudad', ciudad</text:p>
        <text:p text:style-name="Preformatted_20_Text"><text:s text:c="4"/>)</text:p>
        <text:p text:style-name="Preformatted_20_Text">) AS todos_los_clientes</text:p>
        <text:p text:style-name="Preformatted_20_Text">FROM clientes;</text:p>
        <text:p text:style-name="Text_20_body"><text:span text:style-name="Strong_20_Emphasis">Resultado:</text:span></text:p>
        <text:p text:style-name="Text_20_body">json</text:p>
        <text:p text:style-name="Preformatted_20_Text">[</text:p>
        <text:p text:style-name="Preformatted_20_Text"><text:s text:c="4"/>{"id": 1, "nombre": "Ana García", "ciudad": "Madrid"},</text:p>
        <text:p text:style-name="Preformatted_20_Text"><text:s text:c="4"/>{"id": 2, "nombre": "Juan López", "ciudad": "Barcelona"},</text:p>
        <text:p text:style-name="Preformatted_20_Text"><text:s text:c="4"/>{"id": 3, "nombre": "María Ruiz", "ciudad": "Valencia"}</text:p>
        <text:p text:style-name="Preformatted_20_Text">]</text:p>
        <text:h text:style-name="Heading_20_3" text:outline-level="3">Con ORDER BY dentro del array</text:h>
        <text:p text:style-name="Text_20_body">sql</text:p>
        <text:p text:style-name="Preformatted_20_Text"><text:soft-page-break/>SELECT json_agg(</text:p>
        <text:p text:style-name="Preformatted_20_Text"><text:s text:c="4"/>json_build_object('nombre', nombre, 'total', total)</text:p>
        <text:p text:style-name="Preformatted_20_Text"><text:s text:c="4"/>ORDER BY total DESC</text:p>
        <text:p text:style-name="Preformatted_20_Text">) AS clientes_top</text:p>
        <text:p text:style-name="Preformatted_20_Text">FROM (</text:p>
        <text:p text:style-name="Preformatted_20_Text"><text:s text:c="4"/>SELECT c.nombre, SUM(p.total) AS total</text:p>
        <text:p text:style-name="Preformatted_20_Text"><text:s text:c="4"/>FROM clientes c</text:p>
        <text:p text:style-name="Preformatted_20_Text"><text:s text:c="4"/>JOIN pedidos p ON c.id = p.cliente_id</text:p>
        <text:p text:style-name="Preformatted_20_Text"><text:s text:c="4"/>GROUP BY c.id, c.nombre</text:p>
        <text:p text:style-name="Preformatted_20_Text">) subconsulta;</text:p>
        <text:p text:style-name="Horizontal_20_Line"/>
        <text:h text:style-name="Heading_20_2" text:outline-level="2">🔗 Ejemplo 3: Combinando <text:span text:style-name="Source_20_Text">json_agg</text:span> + <text:span text:style-name="Source_20_Text">json_build_object</text:span> (Anidación)</text:h>
        <text:h text:style-name="Heading_20_3" text:outline-level="3">Escenario: Un cliente con todos sus pedidos (estructura anidada)</text:h>
        <text:p text:style-name="Text_20_body">sql</text:p>
        <text:p text:style-name="Preformatted_20_Text">SELECT json_build_object(</text:p>
        <text:p text:style-name="Preformatted_20_Text"><text:s text:c="4"/>'cliente', json_build_object(</text:p>
        <text:p text:style-name="Preformatted_20_Text"><text:s text:c="8"/>'id', c.id,</text:p>
        <text:p text:style-name="Preformatted_20_Text"><text:s text:c="8"/>'nombre', c.nombre,</text:p>
        <text:p text:style-name="Preformatted_20_Text"><text:s text:c="8"/>'email', c.email</text:p>
        <text:p text:style-name="Preformatted_20_Text"><text:s text:c="4"/>),</text:p>
        <text:p text:style-name="Preformatted_20_Text"><text:s text:c="4"/>'pedidos', json_agg(</text:p>
        <text:p text:style-name="Preformatted_20_Text"><text:s text:c="8"/>json_build_object(</text:p>
        <text:p text:style-name="Preformatted_20_Text"><text:s text:c="12"/>'id', p.id,</text:p>
        <text:p text:style-name="Preformatted_20_Text"><text:s text:c="12"/>'fecha', p.fecha,</text:p>
        <text:p text:style-name="Preformatted_20_Text"><text:s text:c="12"/>'total', p.total</text:p>
        <text:p text:style-name="Preformatted_20_Text"><text:s text:c="8"/>)</text:p>
        <text:p text:style-name="Preformatted_20_Text"><text:s text:c="4"/>)</text:p>
        <text:p text:style-name="Preformatted_20_Text">) AS cliente_con_pedidos</text:p>
        <text:p text:style-name="Preformatted_20_Text">FROM clientes c</text:p>
        <text:p text:style-name="Preformatted_20_Text">LEFT JOIN pedidos p ON c.id = p.cliente_id</text:p>
        <text:p text:style-name="Preformatted_20_Text">WHERE c.id = 1</text:p>
        <text:p text:style-name="Preformatted_20_Text">GROUP BY c.id, c.nombre, c.email;</text:p>
        <text:p text:style-name="Text_20_body"><text:span text:style-name="Strong_20_Emphasis">Resultado (ejemplo):</text:span></text:p>
        <text:p text:style-name="Text_20_body">json</text:p>
        <text:p text:style-name="Preformatted_20_Text">{</text:p>
        <text:p text:style-name="Preformatted_20_Text"><text:s text:c="4"/>"cliente": {</text:p>
        <text:p text:style-name="Preformatted_20_Text"><text:s text:c="8"/>"id": 1,</text:p>
        <text:p text:style-name="Preformatted_20_Text"><text:s text:c="8"/>"nombre": "Ana García",</text:p>
        <text:p text:style-name="Preformatted_20_Text"><text:s text:c="8"/>"email": "ana@mail.com"</text:p>
        <text:p text:style-name="Preformatted_20_Text"><text:s text:c="4"/>},</text:p>
        <text:p text:style-name="Preformatted_20_Text"><text:s text:c="4"/>"pedidos": [</text:p>
        <text:p text:style-name="Preformatted_20_Text"><text:s text:c="8"/>{"id": 101, "fecha": "2024-01-15", "total": 150.00},</text:p>
        <text:p text:style-name="Preformatted_20_Text"><text:s text:c="8"/>{"id": 102, "fecha": "2024-02-20", "total": 89.99},</text:p>
        <text:p text:style-name="Preformatted_20_Text"><text:s text:c="8"/>{"id": 105, "fecha": "2024-03-10", "total": 320.50}</text:p>
        <text:p text:style-name="Preformatted_20_Text"><text:s text:c="4"/>]</text:p>
        <text:p text:style-name="Preformatted_20_Text">}</text:p>
        <text:p text:style-name="Horizontal_20_Line"/>
        <text:h text:style-name="Heading_20_2" text:outline-level="2"><text:soft-page-break/>📊 Ejemplo 4: Reporte por categoría con productos</text:h>
        <text:h text:style-name="Heading_20_3" text:outline-level="3">Escenario: Listado de categorías con sus productos</text:h>
        <text:p text:style-name="Text_20_body">sql</text:p>
        <text:p text:style-name="Preformatted_20_Text">SELECT json_agg(</text:p>
        <text:p text:style-name="Preformatted_20_Text"><text:s text:c="4"/>json_build_object(</text:p>
        <text:p text:style-name="Preformatted_20_Text"><text:s text:c="8"/>'categoria', c.nombre,</text:p>
        <text:p text:style-name="Preformatted_20_Text"><text:s text:c="8"/>'total_productos', COUNT(p.id),</text:p>
        <text:p text:style-name="Preformatted_20_Text"><text:s text:c="8"/>'precio_promedio', ROUND(AVG(p.precio), 2),</text:p>
        <text:p text:style-name="Preformatted_20_Text"><text:s text:c="8"/>'productos', json_agg(</text:p>
        <text:p text:style-name="Preformatted_20_Text"><text:s text:c="12"/>json_build_object(</text:p>
        <text:p text:style-name="Preformatted_20_Text"><text:s text:c="16"/>'nombre', p.nombre,</text:p>
        <text:p text:style-name="Preformatted_20_Text"><text:s text:c="16"/>'precio', p.precio</text:p>
        <text:p text:style-name="Preformatted_20_Text"><text:s text:c="12"/>) ORDER BY p.precio DESC</text:p>
        <text:p text:style-name="Preformatted_20_Text"><text:s text:c="8"/>)</text:p>
        <text:p text:style-name="Preformatted_20_Text"><text:s text:c="4"/>)</text:p>
        <text:p text:style-name="Preformatted_20_Text">) AS reporte_categorias</text:p>
        <text:p text:style-name="Preformatted_20_Text">FROM categorias c</text:p>
        <text:p text:style-name="Preformatted_20_Text">LEFT JOIN productos p ON c.id = p.categoria_id</text:p>
        <text:p text:style-name="Preformatted_20_Text">GROUP BY c.id, c.nombre;</text:p>
        <text:p text:style-name="Text_20_body"><text:span text:style-name="Strong_20_Emphasis">Resultado:</text:span></text:p>
        <text:p text:style-name="Text_20_body">json</text:p>
        <text:p text:style-name="Preformatted_20_Text">[</text:p>
        <text:p text:style-name="Preformatted_20_Text"><text:s text:c="4"/>{</text:p>
        <text:p text:style-name="Preformatted_20_Text"><text:s text:c="8"/>"categoria": "Electrónica",</text:p>
        <text:p text:style-name="Preformatted_20_Text"><text:s text:c="8"/>"total_productos": 2,</text:p>
        <text:p text:style-name="Preformatted_20_Text"><text:s text:c="8"/>"precio_promedio": 612.50,</text:p>
        <text:p text:style-name="Preformatted_20_Text"><text:s text:c="8"/>"productos": [</text:p>
        <text:p text:style-name="Preformatted_20_Text"><text:s text:c="12"/>{"nombre": "Laptop", "precio": 1200},</text:p>
        <text:p text:style-name="Preformatted_20_Text"><text:s text:c="12"/>{"nombre": "Mouse", "precio": 25}</text:p>
        <text:p text:style-name="Preformatted_20_Text"><text:s text:c="8"/>]</text:p>
        <text:p text:style-name="Preformatted_20_Text"><text:s text:c="4"/>},</text:p>
        <text:p text:style-name="Preformatted_20_Text"><text:s text:c="4"/>{</text:p>
        <text:p text:style-name="Preformatted_20_Text"><text:s text:c="8"/>"categoria": "Libros",</text:p>
        <text:p text:style-name="Preformatted_20_Text"><text:s text:c="8"/>"total_productos": 1,</text:p>
        <text:p text:style-name="Preformatted_20_Text"><text:s text:c="8"/>"precio_promedio": 20.00,</text:p>
        <text:p text:style-name="Preformatted_20_Text"><text:s text:c="8"/>"productos": [</text:p>
        <text:p text:style-name="Preformatted_20_Text"><text:s text:c="12"/>{"nombre": "Novela", "precio": 20}</text:p>
        <text:p text:style-name="Preformatted_20_Text"><text:s text:c="8"/>]</text:p>
        <text:p text:style-name="Preformatted_20_Text"><text:s text:c="4"/>}</text:p>
        <text:p text:style-name="Preformatted_20_Text">]</text:p>
        <text:p text:style-name="Horizontal_20_Line"/>
        <text:h text:style-name="Heading_20_2" text:outline-level="2">🎯 Ejemplo 5: Uso con GROUP BY y HAVING</text:h>
        <text:h text:style-name="Heading_20_3" text:outline-level="3">Escenario: Solo clientes con más de 2 pedidos</text:h>
        <text:p text:style-name="Text_20_body">sql</text:p>
        <text:p text:style-name="Preformatted_20_Text">SELECT json_agg(</text:p>
        <text:p text:style-name="Preformatted_20_Text"><text:s text:c="4"/>json_build_object(</text:p>
        <text:p text:style-name="Preformatted_20_Text"><text:s text:c="8"/>'cliente', nombre,</text:p>
        <text:p text:style-name="Preformatted_20_Text"><text:s text:c="8"/>'total_gastado', total_gastado,</text:p>
        <text:p text:style-name="Preformatted_20_Text"><text:s text:c="8"/>'num_pedidos', num_pedidos</text:p>
        <text:p text:style-name="Preformatted_20_Text"><text:s text:c="4"/>)</text:p>
        <text:p text:style-name="Preformatted_20_Text"><text:soft-page-break/>) AS clientes_vip</text:p>
        <text:p text:style-name="Preformatted_20_Text">FROM (</text:p>
        <text:p text:style-name="Preformatted_20_Text"><text:s text:c="4"/>SELECT </text:p>
        <text:p text:style-name="Preformatted_20_Text"><text:s text:c="8"/>c.nombre,</text:p>
        <text:p text:style-name="Preformatted_20_Text"><text:s text:c="8"/>SUM(p.total) AS total_gastado,</text:p>
        <text:p text:style-name="Preformatted_20_Text"><text:s text:c="8"/>COUNT(p.id) AS num_pedidos</text:p>
        <text:p text:style-name="Preformatted_20_Text"><text:s text:c="4"/>FROM clientes c</text:p>
        <text:p text:style-name="Preformatted_20_Text"><text:s text:c="4"/>JOIN pedidos p ON c.id = p.cliente_id</text:p>
        <text:p text:style-name="Preformatted_20_Text"><text:s text:c="4"/>GROUP BY c.id, c.nombre</text:p>
        <text:p text:style-name="Preformatted_20_Text"><text:s text:c="4"/>HAVING COUNT(p.id) &gt; 2</text:p>
        <text:p text:style-name="Preformatted_20_Text">) AS vip;</text:p>
        <text:p text:style-name="Horizontal_20_Line"/>
        <text:h text:style-name="Heading_20_2" text:outline-level="2">🚀 Ejemplo 6: <text:span text:style-name="Source_20_Text">jsonb_build_object</text:span> y <text:span text:style-name="Source_20_Text">jsonb_agg</text:span> (versión binaria)</text:h>
        <text:p text:style-name="Text_20_body">sql</text:p>
        <text:p text:style-name="Preformatted_20_Text">-- Usando JSONB (más eficiente para búsquedas)</text:p>
        <text:p text:style-name="Preformatted_20_Text">SELECT jsonb_build_object(</text:p>
        <text:p text:style-name="Preformatted_20_Text"><text:s text:c="4"/>'fecha_consulta', NOW(),</text:p>
        <text:p text:style-name="Preformatted_20_Text"><text:s text:c="4"/>'total_clientes', COUNT(*),</text:p>
        <text:p text:style-name="Preformatted_20_Text"><text:s text:c="4"/>'clientes', jsonb_agg(</text:p>
        <text:p text:style-name="Preformatted_20_Text"><text:s text:c="8"/>jsonb_build_object(</text:p>
        <text:p text:style-name="Preformatted_20_Text"><text:s text:c="12"/>'id', id,</text:p>
        <text:p text:style-name="Preformatted_20_Text"><text:s text:c="12"/>'nombre', nombre</text:p>
        <text:p text:style-name="Preformatted_20_Text"><text:s text:c="8"/>)</text:p>
        <text:p text:style-name="Preformatted_20_Text"><text:s text:c="4"/>)</text:p>
        <text:p text:style-name="Preformatted_20_Text">) AS reporte_jsonb</text:p>
        <text:p text:style-name="Preformatted_20_Text">FROM clientes;</text:p>
        <text:p text:style-name="Horizontal_20_Line"/>
        <text:h text:style-name="Heading_20_2" text:outline-level="2">🧪 Ejemplo 7: Combinado con funciones de ventana</text:h>
        <text:p text:style-name="Text_20_body">sql</text:p>
        <text:p text:style-name="Preformatted_20_Text">SELECT json_agg(</text:p>
        <text:p text:style-name="Preformatted_20_Text"><text:s text:c="4"/>json_build_object(</text:p>
        <text:p text:style-name="Preformatted_20_Text"><text:s text:c="8"/>'producto', nombre,</text:p>
        <text:p text:style-name="Preformatted_20_Text"><text:s text:c="8"/>'precio', precio,</text:p>
        <text:p text:style-name="Preformatted_20_Text"><text:s text:c="8"/>'ranking_categoria', RANK() OVER (PARTITION BY categoria_id ORDER BY precio DESC),</text:p>
        <text:p text:style-name="Preformatted_20_Text"><text:s text:c="8"/>'diferencia_promedio', precio - AVG(precio) OVER (PARTITION BY categoria_id)</text:p>
        <text:p text:style-name="Preformatted_20_Text"><text:s text:c="4"/>)</text:p>
        <text:p text:style-name="Preformatted_20_Text">) AS productos_analisis</text:p>
        <text:p text:style-name="Preformatted_20_Text">FROM productos</text:p>
        <text:p text:style-name="Preformatted_20_Text">WHERE precio &gt; 0;</text:p>
        <text:p text:style-name="Horizontal_20_Line"/>
        <text:h text:style-name="Heading_20_2" text:outline-level="2">🎨 Ejemplo 8: Anidación profunda (3 niveles)</text:h>
        <text:h text:style-name="Heading_20_3" text:outline-level="3">Escenario: Clientes → Pedidos → Detalle de productos</text:h>
        <text:p text:style-name="Text_20_body">sql</text:p>
        <text:p text:style-name="Preformatted_20_Text"><text:soft-page-break/>SELECT json_agg(</text:p>
        <text:p text:style-name="Preformatted_20_Text"><text:s text:c="4"/>json_build_object(</text:p>
        <text:p text:style-name="Preformatted_20_Text"><text:s text:c="8"/>'cliente_id', c.id,</text:p>
        <text:p text:style-name="Preformatted_20_Text"><text:s text:c="8"/>'cliente_nombre', c.nombre,</text:p>
        <text:p text:style-name="Preformatted_20_Text"><text:s text:c="8"/>'pedidos', json_agg(</text:p>
        <text:p text:style-name="Preformatted_20_Text"><text:s text:c="12"/>json_build_object(</text:p>
        <text:p text:style-name="Preformatted_20_Text"><text:s text:c="16"/>'pedido_id', p.id,</text:p>
        <text:p text:style-name="Preformatted_20_Text"><text:s text:c="16"/>'fecha', p.fecha,</text:p>
        <text:p text:style-name="Preformatted_20_Text"><text:s text:c="16"/>'total_pedido', p.total,</text:p>
        <text:p text:style-name="Preformatted_20_Text"><text:s text:c="16"/>'detalles', json_agg(</text:p>
        <text:p text:style-name="Preformatted_20_Text"><text:s text:c="20"/>json_build_object(</text:p>
        <text:p text:style-name="Preformatted_20_Text"><text:s text:c="24"/>'producto', prod.nombre,</text:p>
        <text:p text:style-name="Preformatted_20_Text"><text:s text:c="24"/>'cantidad', dp.cantidad,</text:p>
        <text:p text:style-name="Preformatted_20_Text"><text:s text:c="24"/>'precio_unitario', dp.precio_unitario</text:p>
        <text:p text:style-name="Preformatted_20_Text"><text:s text:c="20"/>)</text:p>
        <text:p text:style-name="Preformatted_20_Text"><text:s text:c="16"/>)</text:p>
        <text:p text:style-name="Preformatted_20_Text"><text:s text:c="12"/>)</text:p>
        <text:p text:style-name="Preformatted_20_Text"><text:s text:c="8"/>)</text:p>
        <text:p text:style-name="Preformatted_20_Text"><text:s text:c="4"/>)</text:p>
        <text:p text:style-name="Preformatted_20_Text">) AS reporte_completo</text:p>
        <text:p text:style-name="Preformatted_20_Text">FROM clientes c</text:p>
        <text:p text:style-name="Preformatted_20_Text">LEFT JOIN pedidos p ON c.id = p.cliente_id</text:p>
        <text:p text:style-name="Preformatted_20_Text">LEFT JOIN detalle_pedidos dp ON p.id = dp.pedido_id</text:p>
        <text:p text:style-name="Preformatted_20_Text">LEFT JOIN productos prod ON dp.producto_id = prod.id</text:p>
        <text:p text:style-name="Preformatted_20_Text">GROUP BY c.id, c.nombre;</text:p>
        <text:p text:style-name="Horizontal_20_Line"/>
        <text:h text:style-name="Heading_20_2" text:outline-level="2">⚡ Comparación: JSON vs JSONB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>
              <table:table-cell table:style-name="Tabla2.A1" office:value-type="string">
                <text:p text:style-name="Table_20_Heading">Característica</text:p>
              </table:table-cell>
              <table:table-cell table:style-name="Tabla2.A1" office:value-type="string">
                <text:p text:style-name="Table_20_Heading"><text:span text:style-name="Source_20_Text">json</text:span></text:p>
              </table:table-cell>
              <table:table-cell table:style-name="Tabla2.A1" office:value-type="string">
                <text:p text:style-name="Table_20_Heading"><text:span text:style-name="Source_20_Text">jsonb</text:span></text:p>
              </table:table-cell>
            </table:table-row>
          </table:table-header-rows>
          <table:table-row>
            <table:table-cell table:style-name="Tabla2.A1" office:value-type="string">
              <text:p text:style-name="Table_20_Contents">Almacenamiento</text:p>
            </table:table-cell>
            <table:table-cell table:style-name="Tabla2.A1" office:value-type="string">
              <text:p text:style-name="Table_20_Contents">Texto exacto (copia fiel)</text:p>
            </table:table-cell>
            <table:table-cell table:style-name="Tabla2.A1" office:value-type="string">
              <text:p text:style-name="Table_20_Contents">Binario (normalizado)</text:p>
            </table:table-cell>
          </table:table-row>
          <table:table-row>
            <table:table-cell table:style-name="Tabla2.A1" office:value-type="string">
              <text:p text:style-name="Table_20_Contents">Velocidad escritura</text:p>
            </table:table-cell>
            <table:table-cell table:style-name="Tabla2.A1" office:value-type="string">
              <text:p text:style-name="Table_20_Contents">Más rápida</text:p>
            </table:table-cell>
            <table:table-cell table:style-name="Tabla2.A1" office:value-type="string">
              <text:p text:style-name="Table_20_Contents">Más lenta (procesa al insertar)</text:p>
            </table:table-cell>
          </table:table-row>
          <table:table-row>
            <table:table-cell table:style-name="Tabla2.A1" office:value-type="string">
              <text:p text:style-name="Table_20_Contents">Velocidad lectura</text:p>
            </table:table-cell>
            <table:table-cell table:style-name="Tabla2.A1" office:value-type="string">
              <text:p text:style-name="Table_20_Contents">Más lenta (reprocesa cada vez)</text:p>
            </table:table-cell>
            <table:table-cell table:style-name="Tabla2.A1" office:value-type="string">
              <text:p text:style-name="Table_20_Contents">Más rápida (ya procesado)</text:p>
            </table:table-cell>
          </table:table-row>
          <table:table-row>
            <table:table-cell table:style-name="Tabla2.A1" office:value-type="string">
              <text:p text:style-name="Table_20_Contents">Indexación</text:p>
            </table:table-cell>
            <table:table-cell table:style-name="Tabla2.A1" office:value-type="string">
              <text:p text:style-name="Table_20_Contents">No soporta (solo funciones)</text:p>
            </table:table-cell>
            <table:table-cell table:style-name="Tabla2.A1" office:value-type="string">
              <text:p text:style-name="Table_20_Contents">Sí (índices GIN, BTREE)</text:p>
            </table:table-cell>
          </table:table-row>
          <table:table-row>
            <table:table-cell table:style-name="Tabla2.A1" office:value-type="string">
              <text:p text:style-name="Table_20_Contents">Funciones</text:p>
            </table:table-cell>
            <table:table-cell table:style-name="Tabla2.A1" office:value-type="string">
              <text:p text:style-name="Table_20_Contents"><text:span text:style-name="Source_20_Text">json_agg</text:span>, <text:span text:style-name="Source_20_Text">json_build_object</text:span></text:p>
            </table:table-cell>
            <table:table-cell table:style-name="Tabla2.A1" office:value-type="string">
              <text:p text:style-name="Table_20_Contents"><text:span text:style-name="Source_20_Text">jsonb_agg</text:span>, <text:span text:style-name="Source_20_Text">jsonb_build_object</text:span></text:p>
            </table:table-cell>
          </table:table-row>
          <table:table-row>
            <table:table-cell table:style-name="Tabla2.A1" office:value-type="string">
              <text:p text:style-name="Table_20_Contents">Operadores</text:p>
            </table:table-cell>
            <table:table-cell table:style-name="Tabla2.A1" office:value-type="string">
              <text:p text:style-name="Table_20_Contents"><text:span text:style-name="Source_20_Text">-&gt;</text:span>, <text:span text:style-name="Source_20_Text">-&gt;&gt;</text:span>, <text:span text:style-name="Source_20_Text">@&gt;</text:span> (limitado)</text:p>
            </table:table-cell>
            <table:table-cell table:style-name="Tabla2.A1" office:value-type="string">
              <text:p text:style-name="Table_20_Contents"><text:span text:style-name="Source_20_Text">-&gt;</text:span>, <text:span text:style-name="Source_20_Text">-&gt;&gt;</text:span>, <text:span text:style-name="Source_20_Text">@&gt;</text:span>, <text:span text:style-name="Source_20_Text">?</text:span>, <text:span text:style-name="Source_20_Text">?|</text:span>, <text:span text:style-name="Source_20_Text">?&amp;</text:span></text:p>
            </table:table-cell>
          </table:table-row>
          <table:table-row>
            <table:table-cell table:style-name="Tabla2.A1" office:value-type="string">
              <text:p text:style-name="Table_20_Contents"><text:span text:style-name="Strong_20_Emphasis">Recomendación</text:span></text:p>
            </table:table-cell>
            <table:table-cell table:style-name="Tabla2.A1" office:value-type="string">
              <text:p text:style-name="Table_20_Contents">Para logs o datos que solo se leen raramente</text:p>
            </table:table-cell>
            <table:table-cell table:style-name="Tabla2.A1" office:value-type="string">
              <text:p text:style-name="Table_20_Contents"><text:span text:style-name="Strong_20_Emphasis">Para 99% de los casos en producción</text:span></text:p>
            </table:table-cell>
          </table:table-row>
        </table:table>
        <text:p text:style-name="Horizontal_20_Line"/>
        <text:h text:style-name="Heading_20_2" text:outline-level="2">🏆 Buenas prácticas</text:h>
        <text:h text:style-name="Heading_20_3" text:outline-level="3">✅ Recomendado</text:h>
        <text:p text:style-name="Text_20_body">sql</text:p>
        <text:p text:style-name="Preformatted_20_Text">-- Usar jsonb para almacenamiento</text:p>
        <text:p text:style-name="Preformatted_20_Text">CREATE TABLE logs_api (id serial, datos jsonb);</text:p>
        <text:p text:style-name="Preformatted_20_Text"/>
        <text:p text:style-name="Preformatted_20_Text">-- Usar índices GIN para búsquedas</text:p>
        <text:p text:style-name="Preformatted_20_Text"><text:soft-page-break/>CREATE INDEX idx_logs_datos ON logs_api USING gin (datos);</text:p>
        <text:p text:style-name="Preformatted_20_Text"/>
        <text:p text:style-name="Preformatted_20_Text">-- Construir con jsonb_build_object</text:p>
        <text:p text:style-name="Preformatted_20_Text">SELECT jsonb_build_object('id', id, 'nombre', nombre) FROM clientes;</text:p>
        <text:h text:style-name="Heading_20_3" text:outline-level="3">❌ Evitar</text:h>
        <text:p text:style-name="Text_20_body">sql</text:p>
        <text:p text:style-name="Preformatted_20_Text">-- No construir JSON columna por columna con concatenación manual</text:p>
        <text:p text:style-name="Preformatted_20_Text">SELECT '{"id": ' || id || ', "nombre": "' || nombre || '"}' FROM clientes;</text:p>
        <text:p text:style-name="Preformatted_20_Text"/>
        <text:p text:style-name="Preformatted_20_Text">-- No usar json (texto) para datos que vas a consultar frecuentemente</text:p>
        <text:p text:style-name="Preformatted_20_Text">CREATE TABLE productos_json (datos json); <text:s/>-- Preferir jsonb</text:p>
        <text:p text:style-name="Horizontal_20_Line"/>
        <text:h text:style-name="Heading_20_2" text:outline-level="2">📚 Resumen para tu curso</text:h>
        <table:table table:name="Tabla3" table:style-name="Tabla3">
          <table:table-column table:style-name="Tabla3.A"/>
          <table:table-column table:style-name="Tabla3.B"/>
          <table:table-column table:style-name="Tabla3.C"/>
          <table:table-header-rows>
            <table:table-row>
              <table:table-cell table:style-name="Tabla3.A1" office:value-type="string">
                <text:p text:style-name="Table_20_Heading"><text:span text:style-name="Strong_20_Emphasis">Módulo</text:span></text:p>
              </table:table-cell>
              <table:table-cell table:style-name="Tabla3.A1" office:value-type="string">
                <text:p text:style-name="Table_20_Heading"><text:span text:style-name="Strong_20_Emphasis">Apartado</text:span></text:p>
              </table:table-cell>
              <table:table-cell table:style-name="Tabla3.A1" office:value-type="string">
                <text:p text:style-name="Table_20_Heading"><text:span text:style-name="Strong_20_Emphasis">Contenido</text:span></text:p>
              </table:table-cell>
            </table:table-row>
          </table:table-header-rows>
          <table:table-row>
            <table:table-cell table:style-name="Tabla3.A1" office:value-type="string">
              <text:p text:style-name="Table_20_Contents"><text:span text:style-name="Strong_20_Emphasis">Módulo 6</text:span></text:p>
            </table:table-cell>
            <table:table-cell table:style-name="Tabla3.A1" office:value-type="string">
              <text:p text:style-name="Table_20_Contents">6.2 Consultas sobre JSON y JSONB</text:p>
            </table:table-cell>
            <table:table-cell table:style-name="Tabla3.A1" office:value-type="string">
              <text:p text:style-name="Table_20_Contents"><text:span text:style-name="Source_20_Text">json_build_object</text:span>, <text:span text:style-name="Source_20_Text">json_agg</text:span>, anidación</text:p>
            </table:table-cell>
          </table:table-row>
          <table:table-row>
            <table:table-cell table:style-name="Tabla3.A1" office:value-type="string">
              <text:p text:style-name="Table_20_Contents"><text:span text:style-name="Strong_20_Emphasis">Módulo 4</text:span></text:p>
            </table:table-cell>
            <table:table-cell table:style-name="Tabla3.A1" office:value-type="string">
              <text:p text:style-name="Table_20_Contents">4.1 Agregaciones estándar</text:p>
            </table:table-cell>
            <table:table-cell table:style-name="Tabla3.A1" office:value-type="string">
              <text:p text:style-name="Table_20_Contents"><text:span text:style-name="Source_20_Text">json_agg</text:span> como función de agregación</text:p>
            </table:table-cell>
          </table:table-row>
          <table:table-row>
            <table:table-cell table:style-name="Tabla3.A1" office:value-type="string">
              <text:p text:style-name="Table_20_Contents"><text:span text:style-name="Strong_20_Emphasis">Módulo 5</text:span></text:p>
            </table:table-cell>
            <table:table-cell table:style-name="Tabla3.A1" office:value-type="string">
              <text:p text:style-name="Table_20_Contents">5.3 Agregaciones como ventana</text:p>
            </table:table-cell>
            <table:table-cell table:style-name="Tabla3.A1" office:value-type="string">
              <text:p text:style-name="Table_20_Contents"><text:span text:style-name="Source_20_Text">json_agg</text:span> con <text:span text:style-name="Source_20_Text">OVER()</text:span></text:p>
            </table:table-cell>
          </table:table-row>
        </table:table>
        <text:h text:style-name="Heading_20_3" text:outline-level="3">Ejercicio sugerido para el curso</text:h>
        <text:p text:style-name="Text_20_body">sql</text:p>
        <text:p text:style-name="Preformatted_20_Text">-- Ejercicio: Construir un JSON anidado con:</text:p>
        <text:p text:style-name="Preformatted_20_Text">-- 1. Cabecera (fecha, usuario)</text:p>
        <text:p text:style-name="Preformatted_20_Text">-- 2. Lista de productos comprados</text:p>
        <text:p text:style-name="Preformatted_20_Text">-- 3. Resumen (total, cantidad)</text:p>
        <text:p text:style-name="Preformatted_20_Text"/>
        <text:p text:style-name="Preformatted_20_Text">WITH carrito AS (</text:p>
        <text:p text:style-name="Preformatted_20_Text"><text:s text:c="4"/>SELECT </text:p>
        <text:p text:style-name="Preformatted_20_Text"><text:s text:c="8"/>jsonb_build_object(</text:p>
        <text:p text:style-name="Preformatted_20_Text"><text:s text:c="12"/>'usuario', c.nombre,</text:p>
        <text:p text:style-name="Preformatted_20_Text"><text:s text:c="12"/>'fecha', NOW(),</text:p>
        <text:p text:style-name="Preformatted_20_Text"><text:s text:c="12"/>'productos', jsonb_agg(</text:p>
        <text:p text:style-name="Preformatted_20_Text"><text:s text:c="16"/>jsonb_build_object(</text:p>
        <text:p text:style-name="Preformatted_20_Text"><text:s text:c="20"/>'nombre', p.nombre,</text:p>
        <text:p text:style-name="Preformatted_20_Text"><text:s text:c="20"/>'precio', p.precio,</text:p>
        <text:p text:style-name="Preformatted_20_Text"><text:s text:c="20"/>'cantidad', dp.cantidad</text:p>
        <text:p text:style-name="Preformatted_20_Text"><text:s text:c="16"/>)</text:p>
        <text:p text:style-name="Preformatted_20_Text"><text:s text:c="12"/>),</text:p>
        <text:p text:style-name="Preformatted_20_Text"><text:s text:c="12"/>'total', SUM(dp.cantidad * dp.precio_unitario)</text:p>
        <text:p text:style-name="Preformatted_20_Text"><text:s text:c="8"/>) AS factura_jsonb</text:p>
        <text:p text:style-name="Preformatted_20_Text"><text:s text:c="4"/>FROM clientes c</text:p>
        <text:p text:style-name="Preformatted_20_Text"><text:s text:c="4"/>JOIN pedidos p ON c.id = p.cliente_id</text:p>
        <text:p text:style-name="Preformatted_20_Text"><text:s text:c="4"/>JOIN detalle_pedidos dp ON p.id = dp.pedido_id</text:p>
        <text:p text:style-name="Preformatted_20_Text"><text:s text:c="4"/>JOIN productos prod ON dp.producto_id = prod.id</text:p>
        <text:p text:style-name="Preformatted_20_Text"><text:s text:c="4"/>WHERE p.id = 123</text:p>
        <text:p text:style-name="Preformatted_20_Text"><text:s text:c="4"/>GROUP BY c.id, c.nombre</text:p>
        <text:p text:style-name="Preformatted_20_Text">)</text:p>
        <text:p text:style-name="Preformatted_20_Text">SELECT * FROM carrito;</text:p>
        <text:p text:style-name="Text_20_body"><text:soft-page-break/>¿Quieres que desarrolle más ejemplos, como combinaciones con <text:span text:style-name="Source_20_Text">ROW_TO_JSON</text:span> o <text:span text:style-name="Source_20_Text">JSONB_SET</text:span> para actualizar documentos JSON?</text:p>
        <text:p text:style-name="Text_20_body">y ahora desarrollame jsonb completo con json y jsonb_agg, jsonb_build_object</text:p>
        <text:h text:style-name="Heading_20_2" text:outline-level="2">📦 JSON y JSONB en PostgreSQL: Guía Completa</text:h>
        <text:p text:style-name="Text_20_body">Te desarrollo el tema completo de JSON/JSONB incluyendo <text:span text:style-name="Source_20_Text">json</text:span>, <text:span text:style-name="Source_20_Text">jsonb</text:span>, <text:span text:style-name="Source_20_Text">json_agg</text:span>, <text:span text:style-name="Source_20_Text">jsonb_agg</text:span>, <text:span text:style-name="Source_20_Text">json_build_object</text:span>, <text:span text:style-name="Source_20_Text">jsonb_build_object</text:span>, operadores, índices y casos de uso avanzados.</text:p>
        <text:p text:style-name="Horizontal_20_Line"/>
        <text:h text:style-name="Heading_20_2" text:outline-level="2">📍 Ubicación en el curso</text:h>
        <table:table table:name="Tabla4" table:style-name="Tabla4">
          <table:table-column table:style-name="Tabla4.A"/>
          <table:table-column table:style-name="Tabla4.B"/>
          <table:table-column table:style-name="Tabla4.C"/>
          <table:table-header-rows>
            <table:table-row>
              <table:table-cell table:style-name="Tabla4.A1" office:value-type="string">
                <text:p text:style-name="Table_20_Heading"><text:span text:style-name="Strong_20_Emphasis">Módulo</text:span></text:p>
              </table:table-cell>
              <table:table-cell table:style-name="Tabla4.A1" office:value-type="string">
                <text:p text:style-name="Table_20_Heading"><text:span text:style-name="Strong_20_Emphasis">Apartado</text:span></text:p>
              </table:table-cell>
              <table:table-cell table:style-name="Tabla4.A1" office:value-type="string">
                <text:p text:style-name="Table_20_Heading"><text:span text:style-name="Strong_20_Emphasis">Contenido</text:span></text:p>
              </table:table-cell>
            </table:table-row>
          </table:table-header-rows>
          <table:table-row>
            <table:table-cell table:style-name="Tabla4.A1" office:value-type="string">
              <text:p text:style-name="Table_20_Contents"><text:span text:style-name="Strong_20_Emphasis">Módulo 6</text:span></text:p>
            </table:table-cell>
            <table:table-cell table:style-name="Tabla4.A1" office:value-type="string">
              <text:p text:style-name="Table_20_Contents">6.2 Consultas sobre JSON y JSONB</text:p>
            </table:table-cell>
            <table:table-cell table:style-name="Tabla4.A1" office:value-type="string">
              <text:p text:style-name="Table_20_Contents">Todo el tema JSON/JSONB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Módulo 4</text:span></text:p>
            </table:table-cell>
            <table:table-cell table:style-name="Tabla4.A1" office:value-type="string">
              <text:p text:style-name="Table_20_Contents">4.1 Agregaciones</text:p>
            </table:table-cell>
            <table:table-cell table:style-name="Tabla4.A1" office:value-type="string">
              <text:p text:style-name="Table_20_Contents"><text:span text:style-name="Source_20_Text">json_agg</text:span>, <text:span text:style-name="Source_20_Text">jsonb_agg</text:span></text:p>
            </table:table-cell>
          </table:table-row>
          <table:table-row>
            <table:table-cell table:style-name="Tabla4.A1" office:value-type="string">
              <text:p text:style-name="Table_20_Contents"><text:span text:style-name="Strong_20_Emphasis">Módulo 1</text:span></text:p>
            </table:table-cell>
            <table:table-cell table:style-name="Tabla4.A1" office:value-type="string">
              <text:p text:style-name="Table_20_Contents">1.3 Índices internos</text:p>
            </table:table-cell>
            <table:table-cell table:style-name="Tabla4.A1" office:value-type="string">
              <text:p text:style-name="Table_20_Contents">Índices GIN para JSONB</text:p>
            </table:table-cell>
          </table:table-row>
        </table:table>
        <text:p text:style-name="Horizontal_20_Line"/>
        <text:h text:style-name="Heading_20_2" text:outline-level="2">1️⃣ Diferencia entre <text:span text:style-name="Source_20_Text">json</text:span> y <text:span text:style-name="Source_20_Text">jsonb</text:span></text:h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>
              <table:table-cell table:style-name="Tabla5.A1" office:value-type="string">
                <text:p text:style-name="Table_20_Heading">Característica</text:p>
              </table:table-cell>
              <table:table-cell table:style-name="Tabla5.A1" office:value-type="string">
                <text:p text:style-name="Table_20_Heading"><text:span text:style-name="Source_20_Text">json</text:span></text:p>
              </table:table-cell>
              <table:table-cell table:style-name="Tabla5.A1" office:value-type="string">
                <text:p text:style-name="Table_20_Heading"><text:span text:style-name="Source_20_Text">jsonb</text:span></text:p>
              </table:table-cell>
            </table:table-row>
          </table:table-header-rows>
          <table:table-row>
            <table:table-cell table:style-name="Tabla5.A1" office:value-type="string">
              <text:p text:style-name="Table_20_Contents"><text:span text:style-name="Strong_20_Emphasis">Almacenamiento</text:span></text:p>
            </table:table-cell>
            <table:table-cell table:style-name="Tabla5.A1" office:value-type="string">
              <text:p text:style-name="Table_20_Contents">Texto exacto (copia fiel del input)</text:p>
            </table:table-cell>
            <table:table-cell table:style-name="Tabla5.A1" office:value-type="string">
              <text:p text:style-name="Table_20_Contents">Binario normalizado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Espacio en disco</text:span></text:p>
            </table:table-cell>
            <table:table-cell table:style-name="Tabla5.A1" office:value-type="string">
              <text:p text:style-name="Table_20_Contents">Generalmente más grande</text:p>
            </table:table-cell>
            <table:table-cell table:style-name="Tabla5.A1" office:value-type="string">
              <text:p text:style-name="Table_20_Contents">Generalmente más pequeño (excepto con espacios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Velocidad inserción</text:span></text:p>
            </table:table-cell>
            <table:table-cell table:style-name="Tabla5.A1" office:value-type="string">
              <text:p text:style-name="Table_20_Contents">Más rápida (no procesa)</text:p>
            </table:table-cell>
            <table:table-cell table:style-name="Tabla5.A1" office:value-type="string">
              <text:p text:style-name="Table_20_Contents">Más lenta (normaliza y procesa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Velocidad lectura</text:span></text:p>
            </table:table-cell>
            <table:table-cell table:style-name="Tabla5.A1" office:value-type="string">
              <text:p text:style-name="Table_20_Contents">Más lenta (reprocesa cada vez)</text:p>
            </table:table-cell>
            <table:table-cell table:style-name="Tabla5.A1" office:value-type="string">
              <text:p text:style-name="Table_20_Contents">Más rápida (ya procesado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Indexación</text:span></text:p>
            </table:table-cell>
            <table:table-cell table:style-name="Tabla5.A1" office:value-type="string">
              <text:p text:style-name="Table_20_Contents">Solo con índices funcionales</text:p>
            </table:table-cell>
            <table:table-cell table:style-name="Tabla5.A1" office:value-type="string">
              <text:p text:style-name="Table_20_Contents">Sí (GIN, BTREE, HASH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Operadores de búsqueda</text:span></text:p>
            </table:table-cell>
            <table:table-cell table:style-name="Tabla5.A1" office:value-type="string">
              <text:p text:style-name="Table_20_Contents"><text:span text:style-name="Source_20_Text">-&gt;</text:span>, <text:span text:style-name="Source_20_Text">-&gt;&gt;</text:span>, <text:span text:style-name="Source_20_Text">@&gt;</text:span> (limitado)</text:p>
            </table:table-cell>
            <table:table-cell table:style-name="Tabla5.A1" office:value-type="string">
              <text:p text:style-name="Table_20_Contents"><text:span text:style-name="Source_20_Text">-&gt;</text:span>, <text:span text:style-name="Source_20_Text">-&gt;&gt;</text:span>, <text:span text:style-name="Source_20_Text">@&gt;</text:span>, <text:span text:style-name="Source_20_Text">&lt;@</text:span>, <text:span text:style-name="Source_20_Text">?</text:span>, <text:span text:style-name="Source_20_Text">?|</text:span>, <text:span text:style-name="Source_20_Text">?&amp;</text:span>, <text:span text:style-name="Source_20_Text">##</text:span>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Preservación de formato</text:span></text:p>
            </table:table-cell>
            <table:table-cell table:style-name="Tabla5.A1" office:value-type="string">
              <text:p text:style-name="Table_20_Contents">Sí (espacios, orden de claves)</text:p>
            </table:table-cell>
            <table:table-cell table:style-name="Tabla5.A1" office:value-type="string">
              <text:p text:style-name="Table_20_Contents">No (normaliza, ordena claves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Claves duplicadas</text:span></text:p>
            </table:table-cell>
            <table:table-cell table:style-name="Tabla5.A1" office:value-type="string">
              <text:p text:style-name="Table_20_Contents">Las preserva (usa la primera)</text:p>
            </table:table-cell>
            <table:table-cell table:style-name="Tabla5.A1" office:value-type="string">
              <text:p text:style-name="Table_20_Contents">No permite (toma la última)</text:p>
            </table:table-cell>
          </table:table-row>
          <table:table-row>
            <table:table-cell table:style-name="Tabla5.A1" office:value-type="string">
              <text:p text:style-name="Table_20_Contents"><text:span text:style-name="Strong_20_Emphasis">Recomendación</text:span></text:p>
            </table:table-cell>
            <table:table-cell table:style-name="Tabla5.A1" office:value-type="string">
              <text:p text:style-name="Table_20_Contents">Solo para logs o cuando importa el formato exacto</text:p>
            </table:table-cell>
            <table:table-cell table:style-name="Tabla5.A1" office:value-type="string">
              <text:p text:style-name="Table_20_Contents"><text:span text:style-name="Strong_20_Emphasis">Para el 99% de los casos</text:span></text:p>
            </table:table-cell>
          </table:table-row>
        </table:table>
        <text:h text:style-name="Heading_20_3" text:outline-level="3">Ejemplo práctico de diferencias</text:h>
        <text:p text:style-name="Text_20_body">sql</text:p>
        <text:p text:style-name="Preformatted_20_Text"><text:soft-page-break/>-- Insertar mismo dato en ambas columnas</text:p>
        <text:p text:style-name="Preformatted_20_Text">CREATE TABLE test_json (</text:p>
        <text:p text:style-name="Preformatted_20_Text"><text:s text:c="4"/>id serial,</text:p>
        <text:p text:style-name="Preformatted_20_Text"><text:s text:c="4"/>datos_json json,</text:p>
        <text:p text:style-name="Preformatted_20_Text"><text:s text:c="4"/>datos_jsonb jsonb</text:p>
        <text:p text:style-name="Preformatted_20_Text">);</text:p>
        <text:p text:style-name="Preformatted_20_Text"/>
        <text:p text:style-name="Preformatted_20_Text">INSERT INTO test_json (datos_json, datos_jsonb) VALUES </text:p>
        <text:p text:style-name="Preformatted_20_Text">(</text:p>
        <text:p text:style-name="Preformatted_20_Text"><text:s text:c="4"/>'{"nombre": "Ana", "ciudad": "Madrid", "nombre": "Ana García"}', <text:s/>-- Clave duplicada</text:p>
        <text:p text:style-name="Preformatted_20_Text"><text:s text:c="4"/>'{"nombre": "Ana", "ciudad": "Madrid", "nombre": "Ana García"}'</text:p>
        <text:p text:style-name="Preformatted_20_Text">);</text:p>
        <text:p text:style-name="Preformatted_20_Text"/>
        <text:p text:style-name="Preformatted_20_Text">-- Ver cómo las almacena diferente</text:p>
        <text:p text:style-name="Preformatted_20_Text">SELECT </text:p>
        <text:p text:style-name="Preformatted_20_Text"><text:s text:c="4"/>datos_json,</text:p>
        <text:p text:style-name="Preformatted_20_Text"><text:s text:c="4"/>datos_jsonb</text:p>
        <text:p text:style-name="Preformatted_20_Text">FROM test_json;</text:p>
        <text:p text:style-name="Preformatted_20_Text"/>
        <text:p text:style-name="Preformatted_20_Text">-- Resultado:</text:p>
        <text:p text:style-name="Preformatted_20_Text">-- datos_json: '{"nombre": "Ana", "ciudad": "Madrid", "nombre": "Ana García"}' (preserva duplicado)</text:p>
        <text:p text:style-name="Preformatted_20_Text">-- datos_jsonb: '{"ciudad": "Madrid", "nombre": "Ana García"}' (normaliza, última clave)</text:p>
        <text:p text:style-name="Horizontal_20_Line"/>
        <text:h text:style-name="Heading_20_2" text:outline-level="2">2️⃣ Funciones Constructoras</text:h>
        <text:h text:style-name="Heading_20_3" text:outline-level="3"><text:span text:style-name="Source_20_Text">json_build_object</text:span> / <text:span text:style-name="Source_20_Text">jsonb_build_object</text:span></text:h>
        <text:p text:style-name="Text_20_body">Construyen objetos JSON a partir de pares clave-valor.</text:p>
        <text:p text:style-name="Text_20_body">sql</text:p>
        <text:p text:style-name="Preformatted_20_Text">-- Sintaxis</text:p>
        <text:p text:style-name="Preformatted_20_Text">json_build_object(key1, value1, key2, value2, ...)</text:p>
        <text:p text:style-name="Preformatted_20_Text">jsonb_build_object(key1, value1, key2, value2, ...)</text:p>
        <text:p text:style-name="Preformatted_20_Text"/>
        <text:p text:style-name="Preformatted_20_Text">-- Ejemplo básico</text:p>
        <text:p text:style-name="Preformatted_20_Text">SELECT jsonb_build_object(</text:p>
        <text:p text:style-name="Preformatted_20_Text"><text:s text:c="4"/>'id', 1,</text:p>
        <text:p text:style-name="Preformatted_20_Text"><text:s text:c="4"/>'nombre', 'Ana García',</text:p>
        <text:p text:style-name="Preformatted_20_Text"><text:s text:c="4"/>'email', 'ana@mail.com',</text:p>
        <text:p text:style-name="Preformatted_20_Text"><text:s text:c="4"/>'activo', true,</text:p>
        <text:p text:style-name="Preformatted_20_Text"><text:s text:c="4"/>'salario', 45000.50,</text:p>
        <text:p text:style-name="Preformatted_20_Text"><text:s text:c="4"/>'fecha_registro', CURRENT_DATE</text:p>
        <text:p text:style-name="Preformatted_20_Text">) AS usuario;</text:p>
        <text:p text:style-name="Preformatted_20_Text"/>
        <text:p text:style-name="Preformatted_20_Text">-- Resultado:</text:p>
        <text:p text:style-name="Preformatted_20_Text">-- {"id": 1, "nombre": "Ana García", "email": "ana@mail.com", "activo": true, "salario": 45000.50, "fecha_registro": "2024-01-15"}</text:p>
        <text:h text:style-name="Heading_20_3" text:outline-level="3">Con NULLs</text:h>
        <text:p text:style-name="Text_20_body">sql</text:p>
        <text:p text:style-name="Preformatted_20_Text">SELECT jsonb_build_object(</text:p>
        <text:p text:style-name="Preformatted_20_Text"><text:s text:c="4"/>'nombre', 'Carlos',</text:p>
        <text:p text:style-name="Preformatted_20_Text"><text:s text:c="4"/>'telefono', NULL, <text:s/>-- Se incluye como null</text:p>
        <text:p text:style-name="Preformatted_20_Text"><text:soft-page-break/><text:s text:c="4"/>'email', 'carlos@mail.com'</text:p>
        <text:p text:style-name="Preformatted_20_Text">);</text:p>
        <text:p text:style-name="Preformatted_20_Text"/>
        <text:p text:style-name="Preformatted_20_Text">-- Resultado: {"nombre": "Carlos", "telefono": null, "email": "carlos@mail.com"}</text:p>
        <text:h text:style-name="Heading_20_3" text:outline-level="3">Con subobjetos</text:h>
        <text:p text:style-name="Text_20_body">sql</text:p>
        <text:p text:style-name="Preformatted_20_Text">SELECT jsonb_build_object(</text:p>
        <text:p text:style-name="Preformatted_20_Text"><text:s text:c="4"/>'usuario', jsonb_build_object(</text:p>
        <text:p text:style-name="Preformatted_20_Text"><text:s text:c="8"/>'id', 1,</text:p>
        <text:p text:style-name="Preformatted_20_Text"><text:s text:c="8"/>'nombre', 'Ana'</text:p>
        <text:p text:style-name="Preformatted_20_Text"><text:s text:c="4"/>),</text:p>
        <text:p text:style-name="Preformatted_20_Text"><text:s text:c="4"/>'direccion', jsonb_build_object(</text:p>
        <text:p text:style-name="Preformatted_20_Text"><text:s text:c="8"/>'calle', 'Gran Vía',</text:p>
        <text:p text:style-name="Preformatted_20_Text"><text:s text:c="8"/>'ciudad', 'Madrid'</text:p>
        <text:p text:style-name="Preformatted_20_Text"><text:s text:c="4"/>)</text:p>
        <text:p text:style-name="Preformatted_20_Text">);</text:p>
        <text:p text:style-name="Preformatted_20_Text"/>
        <text:p text:style-name="Preformatted_20_Text">-- Resultado:</text:p>
        <text:p text:style-name="Preformatted_20_Text">-- {</text:p>
        <text:p text:style-name="Preformatted_20_Text">-- <text:s text:c="4"/>"usuario": {"id": 1, "nombre": "Ana"},</text:p>
        <text:p text:style-name="Preformatted_20_Text">-- <text:s text:c="4"/>"direccion": {"calle": "Gran Vía", "ciudad": "Madrid"}</text:p>
        <text:p text:style-name="Preformatted_20_Text">-- }</text:p>
        <text:p text:style-name="Horizontal_20_Line"/>
        <text:h text:style-name="Heading_20_2" text:outline-level="2">3️⃣ Funciones de Agregación</text:h>
        <text:h text:style-name="Heading_20_3" text:outline-level="3"><text:span text:style-name="Source_20_Text">json_agg</text:span> / <text:span text:style-name="Source_20_Text">jsonb_agg</text:span></text:h>
        <text:p text:style-name="Text_20_body">Agrupan múltiples filas en un array JSON.</text:p>
        <text:p text:style-name="Text_20_body">sql</text:p>
        <text:p text:style-name="Preformatted_20_Text">-- Sintaxis</text:p>
        <text:p text:style-name="Preformatted_20_Text">json_agg(expresión [ORDER BY ...])</text:p>
        <text:p text:style-name="Preformatted_20_Text">jsonb_agg(expresión [ORDER BY ...])</text:p>
        <text:p text:style-name="Preformatted_20_Text"/>
        <text:p text:style-name="Preformatted_20_Text">-- Ejemplo básico</text:p>
        <text:p text:style-name="Preformatted_20_Text">SELECT jsonb_agg(</text:p>
        <text:p text:style-name="Preformatted_20_Text"><text:s text:c="4"/>jsonb_build_object('id', id, 'nombre', nombre)</text:p>
        <text:p text:style-name="Preformatted_20_Text">) AS clientes</text:p>
        <text:p text:style-name="Preformatted_20_Text">FROM clientes;</text:p>
        <text:p text:style-name="Preformatted_20_Text"/>
        <text:p text:style-name="Preformatted_20_Text">-- Resultado:</text:p>
        <text:p text:style-name="Preformatted_20_Text">-- [</text:p>
        <text:p text:style-name="Preformatted_20_Text">-- <text:s text:c="4"/>{"id": 1, "nombre": "Ana"},</text:p>
        <text:p text:style-name="Preformatted_20_Text">-- <text:s text:c="4"/>{"id": 2, "nombre": "Juan"},</text:p>
        <text:p text:style-name="Preformatted_20_Text">-- <text:s text:c="4"/>{"id": 3, "nombre": "María"}</text:p>
        <text:p text:style-name="Preformatted_20_Text">-- ]</text:p>
        <text:h text:style-name="Heading_20_3" text:outline-level="3">Con ORDER BY</text:h>
        <text:p text:style-name="Text_20_body">sql</text:p>
        <text:p text:style-name="Preformatted_20_Text">SELECT jsonb_agg(</text:p>
        <text:p text:style-name="Preformatted_20_Text"><text:s text:c="4"/>jsonb_build_object('nombre', nombre, 'total', total)</text:p>
        <text:p text:style-name="Preformatted_20_Text"><text:s text:c="4"/>ORDER BY total DESC</text:p>
        <text:p text:style-name="Preformatted_20_Text">) AS clientes_top</text:p>
        <text:p text:style-name="Preformatted_20_Text"><text:soft-page-break/>FROM ventas_clientes;</text:p>
        <text:h text:style-name="Heading_20_3" text:outline-level="3">Con GROUP BY</text:h>
        <text:p text:style-name="Text_20_body">sql</text:p>
        <text:p text:style-name="Preformatted_20_Text">SELECT </text:p>
        <text:p text:style-name="Preformatted_20_Text"><text:s text:c="4"/>categoria_id,</text:p>
        <text:p text:style-name="Preformatted_20_Text"><text:s text:c="4"/>jsonb_agg(</text:p>
        <text:p text:style-name="Preformatted_20_Text"><text:s text:c="8"/>jsonb_build_object('producto', nombre, 'precio', precio)</text:p>
        <text:p text:style-name="Preformatted_20_Text"><text:s text:c="8"/>ORDER BY precio DESC</text:p>
        <text:p text:style-name="Preformatted_20_Text"><text:s text:c="4"/>) AS productos_destacados</text:p>
        <text:p text:style-name="Preformatted_20_Text">FROM productos</text:p>
        <text:p text:style-name="Preformatted_20_Text">GROUP BY categoria_id;</text:p>
        <text:p text:style-name="Horizontal_20_Line"/>
        <text:h text:style-name="Heading_20_2" text:outline-level="2">4️⃣ Operadores JSONB (Fundamentales)</text:h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header-rows>
            <table:table-row>
              <table:table-cell table:style-name="Tabla6.A1" office:value-type="string">
                <text:p text:style-name="Table_20_Heading">Operador</text:p>
              </table:table-cell>
              <table:table-cell table:style-name="Tabla6.A1" office:value-type="string">
                <text:p text:style-name="Table_20_Heading">Significado</text:p>
              </table:table-cell>
              <table:table-cell table:style-name="Tabla6.A1" office:value-type="string">
                <text:p text:style-name="Table_20_Heading">Ejemplo</text:p>
              </table:table-cell>
              <table:table-cell table:style-name="Tabla6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a6.A1" office:value-type="string">
              <text:p text:style-name="Table_20_Contents"><text:span text:style-name="Source_20_Text">-&gt;</text:span></text:p>
            </table:table-cell>
            <table:table-cell table:style-name="Tabla6.A1" office:value-type="string">
              <text:p text:style-name="Table_20_Contents">Obtener como JSON (mantiene tipo)</text:p>
            </table:table-cell>
            <table:table-cell table:style-name="Tabla6.A1" office:value-type="string">
              <text:p text:style-name="Table_20_Contents"><text:span text:style-name="Source_20_Text">'{"a":1}'-&gt;'a'</text:span></text:p>
            </table:table-cell>
            <table:table-cell table:style-name="Tabla6.A1" office:value-type="string">
              <text:p text:style-name="Table_20_Contents"><text:span text:style-name="Source_20_Text">1</text:span> (como JSON)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-&gt;&gt;</text:span></text:p>
            </table:table-cell>
            <table:table-cell table:style-name="Tabla6.A1" office:value-type="string">
              <text:p text:style-name="Table_20_Contents">Obtener como texto</text:p>
            </table:table-cell>
            <table:table-cell table:style-name="Tabla6.A1" office:value-type="string">
              <text:p text:style-name="Table_20_Contents"><text:span text:style-name="Source_20_Text">'{"a":1}'-&gt;&gt;'a'</text:span></text:p>
            </table:table-cell>
            <table:table-cell table:style-name="Tabla6.A1" office:value-type="string">
              <text:p text:style-name="Table_20_Contents"><text:span text:style-name="Source_20_Text">"1"</text:span> (como texto)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#&gt;</text:span></text:p>
            </table:table-cell>
            <table:table-cell table:style-name="Tabla6.A1" office:value-type="string">
              <text:p text:style-name="Table_20_Contents">Obtener por ruta (como JSON)</text:p>
            </table:table-cell>
            <table:table-cell table:style-name="Tabla6.A1" office:value-type="string">
              <text:p text:style-name="Table_20_Contents"><text:span text:style-name="Source_20_Text">'{"a":{"b":2}}'#&gt;' {a,b}'</text:span></text:p>
            </table:table-cell>
            <table:table-cell table:style-name="Tabla6.A1" office:value-type="string">
              <text:p text:style-name="Table_20_Contents"><text:span text:style-name="Source_20_Text">2</text:span> (JSON)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#&gt;&gt;</text:span></text:p>
            </table:table-cell>
            <table:table-cell table:style-name="Tabla6.A1" office:value-type="string">
              <text:p text:style-name="Table_20_Contents">Obtener por ruta (como texto)</text:p>
            </table:table-cell>
            <table:table-cell table:style-name="Tabla6.A1" office:value-type="string">
              <text:p text:style-name="Table_20_Contents"><text:span text:style-name="Source_20_Text">'{"a":{"b":2}}'#&gt;&gt;'{a,b}'</text:span></text:p>
            </table:table-cell>
            <table:table-cell table:style-name="Tabla6.A1" office:value-type="string">
              <text:p text:style-name="Table_20_Contents"><text:span text:style-name="Source_20_Text">"2"</text:span> (texto)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@&gt;</text:span></text:p>
            </table:table-cell>
            <table:table-cell table:style-name="Tabla6.A1" office:value-type="string">
              <text:p text:style-name="Table_20_Contents">Contiene (lado izquierdo contiene derecho)</text:p>
            </table:table-cell>
            <table:table-cell table:style-name="Tabla6.A1" office:value-type="string">
              <text:p text:style-name="Table_20_Contents"><text:span text:style-name="Source_20_Text">'{"a":1,"b":2}' @&gt; '{"a":1}'</text:span></text:p>
            </table:table-cell>
            <table:table-cell table:style-name="Tabla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&lt;@</text:span></text:p>
            </table:table-cell>
            <table:table-cell table:style-name="Tabla6.A1" office:value-type="string">
              <text:p text:style-name="Table_20_Contents">Está contenido en</text:p>
            </table:table-cell>
            <table:table-cell table:style-name="Tabla6.A1" office:value-type="string">
              <text:p text:style-name="Table_20_Contents"><text:span text:style-name="Source_20_Text">'{"a":1}' &lt;@ '{"a":1,"b":2}'</text:span></text:p>
            </table:table-cell>
            <table:table-cell table:style-name="Tabla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?</text:span></text:p>
            </table:table-cell>
            <table:table-cell table:style-name="Tabla6.A1" office:value-type="string">
              <text:p text:style-name="Table_20_Contents">Existe la clave</text:p>
            </table:table-cell>
            <table:table-cell table:style-name="Tabla6.A1" office:value-type="string">
              <text:p text:style-name="Table_20_Contents"><text:span text:style-name="Source_20_Text">'{"a":1}' ? 'a'</text:span></text:p>
            </table:table-cell>
            <table:table-cell table:style-name="Tabla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?|</text:span></text:p>
            </table:table-cell>
            <table:table-cell table:style-name="Tabla6.A1" office:value-type="string">
              <text:p text:style-name="Table_20_Contents">Existe alguna clave</text:p>
            </table:table-cell>
            <table:table-cell table:style-name="Tabla6.A1" office:value-type="string">
              <text:p text:style-name="Table_20_Contents"><text:span text:style-name="Source_20_Text">'{"a":1}' ?| '{a,b}'</text:span></text:p>
            </table:table-cell>
            <table:table-cell table:style-name="Tabla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?&amp;</text:span></text:p>
            </table:table-cell>
            <table:table-cell table:style-name="Tabla6.A1" office:value-type="string">
              <text:p text:style-name="Table_20_Contents">Existen todas las claves</text:p>
            </table:table-cell>
            <table:table-cell table:style-name="Tabla6.A1" office:value-type="string">
              <text:p text:style-name="Table_20_Contents"><text:span text:style-name="Source_20_Text">'{"a":1}' ?&amp; '{a,b}'</text:span></text:p>
            </table:table-cell>
            <table:table-cell table:style-name="Tabla6.A1" office:value-type="string">
              <text:p text:style-name="Table_20_Contents"><text:span text:style-name="Source_20_Text">false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||</text:span></text:p>
            </table:table-cell>
            <table:table-cell table:style-name="Tabla6.A1" office:value-type="string">
              <text:p text:style-name="Table_20_Contents">Concatenar</text:p>
            </table:table-cell>
            <table:table-cell table:style-name="Tabla6.A1" office:value-type="string">
              <text:p text:style-name="Table_20_Contents"><text:span text:style-name="Source_20_Text">'{"a":1}' || '{"b":2}'</text:span></text:p>
            </table:table-cell>
            <table:table-cell table:style-name="Tabla6.A1" office:value-type="string">
              <text:p text:style-name="Table_20_Contents"><text:span text:style-name="Source_20_Text">{"a":1,"b":2}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-</text:span></text:p>
            </table:table-cell>
            <table:table-cell table:style-name="Tabla6.A1" office:value-type="string">
              <text:p text:style-name="Table_20_Contents">Eliminar clave</text:p>
            </table:table-cell>
            <table:table-cell table:style-name="Tabla6.A1" office:value-type="string">
              <text:p text:style-name="Table_20_Contents"><text:span text:style-name="Source_20_Text">'{"a":1,"b":2}' - 'a'</text:span></text:p>
            </table:table-cell>
            <table:table-cell table:style-name="Tabla6.A1" office:value-type="string">
              <text:p text:style-name="Table_20_Contents"><text:span text:style-name="Source_20_Text">{"b":2}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#-</text:span></text:p>
            </table:table-cell>
            <table:table-cell table:style-name="Tabla6.A1" office:value-type="string">
              <text:p text:style-name="Table_20_Contents">Eliminar por ruta</text:p>
            </table:table-cell>
            <table:table-cell table:style-name="Tabla6.A1" office:value-type="string">
              <text:p text:style-name="Table_20_Contents"><text:span text:style-name="Source_20_Text">'{"a":</text:span><text:soft-page-break/><text:span text:style-name="Source_20_Text">{"b":2}}' #- '{a,b}'</text:span></text:p>
            </table:table-cell>
            <table:table-cell table:style-name="Tabla6.A1" office:value-type="string">
              <text:p text:style-name="Table_20_Contents"><text:span text:style-name="Source_20_Text">{"a":{}}</text:span></text:p>
            </table:table-cell>
          </table:table-row>
        </table:table>
        <text:h text:style-name="Heading_20_3" text:outline-level="3">Ejemplos prácticos de operadores</text:h>
        <text:p text:style-name="Text_20_body">sql</text:p>
        <text:p text:style-name="Preformatted_20_Text">-- Crear tabla de ejemplo</text:p>
        <text:p text:style-name="Preformatted_20_Text">CREATE TABLE productos_jsonb (</text:p>
        <text:p text:style-name="Preformatted_20_Text"><text:s text:c="4"/>id serial PRIMARY KEY,</text:p>
        <text:p text:style-name="Preformatted_20_Text"><text:s text:c="4"/>datos jsonb</text:p>
        <text:p text:style-name="Preformatted_20_Text">);</text:p>
        <text:p text:style-name="Preformatted_20_Text"/>
        <text:p text:style-name="Preformatted_20_Text">INSERT INTO productos_jsonb (datos) VALUES</text:p>
        <text:p text:style-name="Preformatted_20_Text"><text:s text:c="4"/>('{"nombre": "Laptop", "precio": 1200, "especificaciones": {"ram": "16GB", "ssd": "512GB", "color": "gris"}}'),</text:p>
        <text:p text:style-name="Preformatted_20_Text"><text:s text:c="4"/>('{"nombre": "Mouse", "precio": 25, "especificaciones": {"dpi": 1600, "inalambrico": true, "color": "negro"}}'),</text:p>
        <text:p text:style-name="Preformatted_20_Text"><text:s text:c="4"/>('{"nombre": "Monitor", "precio": 350, "especificaciones": {"pulgadas": 27, "resolucion": "4K", "color": "negro"}}');</text:p>
        <text:p text:style-name="Preformatted_20_Text"/>
        <text:p text:style-name="Preformatted_20_Text">-- 1. Operador -&gt; (obtener como JSON)</text:p>
        <text:p text:style-name="Preformatted_20_Text">SELECT datos -&gt; 'nombre' AS nombre_json FROM productos_jsonb;</text:p>
        <text:p text:style-name="Preformatted_20_Text">-- Resultado: "Laptop", "Mouse", "Monitor" (con comillas)</text:p>
        <text:p text:style-name="Preformatted_20_Text"/>
        <text:p text:style-name="Preformatted_20_Text">-- 2. Operador -&gt;&gt; (obtener como texto)</text:p>
        <text:p text:style-name="Preformatted_20_Text">SELECT datos -&gt;&gt; 'nombre' AS nombre_texto FROM productos_jsonb;</text:p>
        <text:p text:style-name="Preformatted_20_Text">-- Resultado: Laptop, Mouse, Monitor (sin comillas)</text:p>
        <text:p text:style-name="Preformatted_20_Text"/>
        <text:p text:style-name="Preformatted_20_Text">-- 3. Acceder a objetos anidados</text:p>
        <text:p text:style-name="Preformatted_20_Text">SELECT </text:p>
        <text:p text:style-name="Preformatted_20_Text"><text:s text:c="4"/>datos -&gt;&gt; 'nombre' AS producto,</text:p>
        <text:p text:style-name="Preformatted_20_Text"><text:s text:c="4"/>datos -&gt; 'especificaciones' -&gt;&gt; 'ram' AS ram</text:p>
        <text:p text:style-name="Preformatted_20_Text">FROM productos_jsonb</text:p>
        <text:p text:style-name="Preformatted_20_Text">WHERE datos -&gt; 'especificaciones' ? 'ram';</text:p>
        <text:p text:style-name="Preformatted_20_Text"/>
        <text:p text:style-name="Preformatted_20_Text">-- 4. Operador @&gt; (contiene)</text:p>
        <text:p text:style-name="Preformatted_20_Text">SELECT * FROM productos_jsonb</text:p>
        <text:p text:style-name="Preformatted_20_Text">WHERE datos @&gt; '{"especificaciones": {"inalambrico": true}}';</text:p>
        <text:p text:style-name="Preformatted_20_Text">-- Resultado: Mouse</text:p>
        <text:p text:style-name="Preformatted_20_Text"/>
        <text:p text:style-name="Preformatted_20_Text">-- 5. Operador ? (existe clave)</text:p>
        <text:p text:style-name="Preformatted_20_Text">SELECT * FROM productos_jsonb</text:p>
        <text:p text:style-name="Preformatted_20_Text">WHERE datos -&gt; 'especificaciones' ? 'dpi';</text:p>
        <text:p text:style-name="Preformatted_20_Text">-- Resultado: Mouse</text:p>
        <text:p text:style-name="Preformatted_20_Text"/>
        <text:p text:style-name="Preformatted_20_Text">-- 6. Operador ?| (alguna clave)</text:p>
        <text:p text:style-name="Preformatted_20_Text">SELECT * FROM productos_jsonb</text:p>
        <text:p text:style-name="Preformatted_20_Text">WHERE datos -&gt; 'especificaciones' ?| '{dpi, ram}';</text:p>
        <text:p text:style-name="Preformatted_20_Text">-- Resultado: Laptop (tiene ram), Mouse (tiene dpi)</text:p>
        <text:p text:style-name="Preformatted_20_Text"/>
        <text:p text:style-name="Preformatted_20_Text">-- 7. Operador ?&amp; (todas las claves)</text:p>
        <text:p text:style-name="Preformatted_20_Text">SELECT * FROM productos_jsonb</text:p>
        <text:p text:style-name="Preformatted_20_Text">WHERE datos -&gt; 'especificaciones' ?&amp; '{color, ram}';</text:p>
        <text:p text:style-name="Preformatted_20_Text">-- Resultado: Laptop (tiene color y ram)</text:p>
        <text:p text:style-name="Preformatted_20_Text"/>
        <text:p text:style-name="Preformatted_20_Text">-- 8. Operador || (concatenar)</text:p>
        <text:p text:style-name="Preformatted_20_Text">UPDATE productos_jsonb </text:p>
        <text:p text:style-name="Preformatted_20_Text">SET datos = datos || '{"descuento": 10}'</text:p>
        <text:p text:style-name="Preformatted_20_Text"><text:soft-page-break/>WHERE datos -&gt;&gt; 'nombre' = 'Laptop';</text:p>
        <text:p text:style-name="Preformatted_20_Text"/>
        <text:p text:style-name="Preformatted_20_Text">-- 9. Operador - (eliminar clave)</text:p>
        <text:p text:style-name="Preformatted_20_Text">UPDATE productos_jsonb </text:p>
        <text:p text:style-name="Preformatted_20_Text">SET datos = datos - 'descuento'</text:p>
        <text:p text:style-name="Preformatted_20_Text">WHERE datos -&gt;&gt; 'nombre' = 'Laptop';</text:p>
        <text:p text:style-name="Preformatted_20_Text"/>
        <text:p text:style-name="Preformatted_20_Text">-- 10. Operador #- (eliminar por ruta)</text:p>
        <text:p text:style-name="Preformatted_20_Text">UPDATE productos_jsonb </text:p>
        <text:p text:style-name="Preformatted_20_Text">SET datos = datos #- '{especificaciones, color}'</text:p>
        <text:p text:style-name="Preformatted_20_Text">WHERE datos -&gt;&gt; 'nombre' = 'Monitor';</text:p>
        <text:p text:style-name="Horizontal_20_Line"/>
        <text:h text:style-name="Heading_20_2" text:outline-level="2">5️⃣ Funciones JSONB Avanzadas</text:h>
        <text:h text:style-name="Heading_20_3" text:outline-level="3"><text:span text:style-name="Source_20_Text">jsonb_set()</text:span> - Actualizar valores</text:h>
        <text:p text:style-name="Text_20_body">sql</text:p>
        <text:p text:style-name="Preformatted_20_Text">-- Sintaxis: jsonb_set(objeto, ruta, nuevo_valor, [crear_si_no_existe])</text:p>
        <text:p text:style-name="Preformatted_20_Text"/>
        <text:p text:style-name="Preformatted_20_Text">-- Actualizar un valor existente</text:p>
        <text:p text:style-name="Preformatted_20_Text">UPDATE productos_jsonb</text:p>
        <text:p text:style-name="Preformatted_20_Text">SET datos = jsonb_set(</text:p>
        <text:p text:style-name="Preformatted_20_Text"><text:s text:c="4"/>datos, </text:p>
        <text:p text:style-name="Preformatted_20_Text"><text:s text:c="4"/>'{especificaciones, ram}', </text:p>
        <text:p text:style-name="Preformatted_20_Text"><text:s text:c="4"/>'"32GB"',</text:p>
        <text:p text:style-name="Preformatted_20_Text"><text:s text:c="4"/>false</text:p>
        <text:p text:style-name="Preformatted_20_Text">)</text:p>
        <text:p text:style-name="Preformatted_20_Text">WHERE datos -&gt;&gt; 'nombre' = 'Laptop';</text:p>
        <text:p text:style-name="Preformatted_20_Text"/>
        <text:p text:style-name="Preformatted_20_Text">-- Crear campo si no existe (true al final)</text:p>
        <text:p text:style-name="Preformatted_20_Text">UPDATE productos_jsonb</text:p>
        <text:p text:style-name="Preformatted_20_Text">SET datos = jsonb_set(</text:p>
        <text:p text:style-name="Preformatted_20_Text"><text:s text:c="4"/>datos,</text:p>
        <text:p text:style-name="Preformatted_20_Text"><text:s text:c="4"/>'{especificaciones, garantia}',</text:p>
        <text:p text:style-name="Preformatted_20_Text"><text:s text:c="4"/>'"2 años"',</text:p>
        <text:p text:style-name="Preformatted_20_Text"><text:s text:c="4"/>true <text:s/>-- Crea el campo si no existe</text:p>
        <text:p text:style-name="Preformatted_20_Text">)</text:p>
        <text:p text:style-name="Preformatted_20_Text">WHERE datos -&gt;&gt; 'nombre' = 'Mouse';</text:p>
        <text:h text:style-name="Heading_20_3" text:outline-level="3"><text:soft-page-break/><text:span text:style-name="Source_20_Text">jsonb_insert()</text:span> - Insertar en arrays</text:h>
        <text:p text:style-name="Text_20_body">sql</text:p>
        <text:p text:style-name="Preformatted_20_Text">-- Insertar en un array en posición específica</text:p>
        <text:p text:style-name="Preformatted_20_Text">UPDATE productos_jsonb</text:p>
        <text:p text:style-name="Preformatted_20_Text">SET datos = jsonb_insert(</text:p>
        <text:p text:style-name="Preformatted_20_Text"><text:s text:c="4"/>datos,</text:p>
        <text:p text:style-name="Preformatted_20_Text"><text:s text:c="4"/>'{etiquetas}',</text:p>
        <text:p text:style-name="Preformatted_20_Text"><text:s text:c="4"/>'"oferta"',</text:p>
        <text:p text:style-name="Preformatted_20_Text"><text:s text:c="4"/>false <text:s/>-- false = después de la posición</text:p>
        <text:p text:style-name="Preformatted_20_Text">)</text:p>
        <text:p text:style-name="Preformatted_20_Text">WHERE datos -&gt;&gt; 'nombre' = 'Laptop';</text:p>
        <text:p text:style-name="Preformatted_20_Text"/>
        <text:p text:style-name="Preformatted_20_Text">-- Insertar al principio (after = false, posición 0)</text:p>
        <text:p text:style-name="Preformatted_20_Text">UPDATE productos_jsonb</text:p>
        <text:p text:style-name="Preformatted_20_Text">SET datos = jsonb_insert(</text:p>
        <text:p text:style-name="Preformatted_20_Text"><text:s text:c="4"/>datos,</text:p>
        <text:p text:style-name="Preformatted_20_Text"><text:s text:c="4"/>'{etiquetas, 0}',</text:p>
        <text:p text:style-name="Preformatted_20_Text"><text:s text:c="4"/>'"nuevo"',</text:p>
        <text:p text:style-name="Preformatted_20_Text"><text:s text:c="4"/>false</text:p>
        <text:p text:style-name="Preformatted_20_Text">);</text:p>
        <text:h text:style-name="Heading_20_3" text:outline-level="3"><text:span text:style-name="Source_20_Text">jsonb_strip_nulls()</text:span> - Eliminar NULLs</text:h>
        <text:p text:style-name="Text_20_body">sql</text:p>
        <text:p text:style-name="Preformatted_20_Text">SELECT jsonb_strip_nulls(</text:p>
        <text:p text:style-name="Preformatted_20_Text"><text:soft-page-break/><text:s text:c="4"/>jsonb_build_object(</text:p>
        <text:p text:style-name="Preformatted_20_Text"><text:s text:c="8"/>'nombre', 'Ana',</text:p>
        <text:p text:style-name="Preformatted_20_Text"><text:s text:c="8"/>'telefono', NULL,</text:p>
        <text:p text:style-name="Preformatted_20_Text"><text:s text:c="8"/>'email', 'ana@mail.com'</text:p>
        <text:p text:style-name="Preformatted_20_Text"><text:s text:c="4"/>)</text:p>
        <text:p text:style-name="Preformatted_20_Text">);</text:p>
        <text:p text:style-name="Preformatted_20_Text">-- Resultado: {"nombre": "Ana", "email": "ana@mail.com"} (elimina telefono: null)</text:p>
        <text:h text:style-name="Heading_20_3" text:outline-level="3"><text:span text:style-name="Source_20_Text">jsonb_pretty()</text:span> - Formatear para lectura</text:h>
        <text:p text:style-name="Text_20_body">sql</text:p>
        <text:p text:style-name="Preformatted_20_Text">SELECT jsonb_pretty(datos) AS datos_formateados</text:p>
        <text:p text:style-name="Preformatted_20_Text">FROM productos_jsonb</text:p>
        <text:p text:style-name="Preformatted_20_Text">WHERE datos -&gt;&gt; 'nombre' = 'Laptop';</text:p>
        <text:p text:style-name="Preformatted_20_Text"/>
        <text:p text:style-name="Preformatted_20_Text">-- Resultado:</text:p>
        <text:p text:style-name="Preformatted_20_Text">-- {</text:p>
        <text:p text:style-name="Preformatted_20_Text">-- <text:s text:c="4"/>"nombre": "Laptop",</text:p>
        <text:p text:style-name="Preformatted_20_Text">-- <text:s text:c="4"/>"precio": 1200,</text:p>
        <text:p text:style-name="Preformatted_20_Text">-- <text:s text:c="4"/>"especificaciones": {</text:p>
        <text:p text:style-name="Preformatted_20_Text">-- <text:s text:c="8"/>"ram": "32GB",</text:p>
        <text:p text:style-name="Preformatted_20_Text">-- <text:s text:c="8"/>"ssd": "512GB"</text:p>
        <text:p text:style-name="Preformatted_20_Text">-- <text:s text:c="4"/>}</text:p>
        <text:p text:style-name="Preformatted_20_Text">-- }</text:p>
        <text:h text:style-name="Heading_20_3" text:outline-level="3">Funciones de tipo y existencia</text:h>
        <text:p text:style-name="Text_20_body">sql</text:p>
        <text:p text:style-name="Preformatted_20_Text">-- jsonb_typeof() - tipo de dato</text:p>
        <text:p text:style-name="Preformatted_20_Text">SELECT </text:p>
        <text:p text:style-name="Preformatted_20_Text"><text:s text:c="4"/>datos -&gt;&gt; 'nombre' AS producto,</text:p>
        <text:p text:style-name="Preformatted_20_Text"><text:s text:c="4"/>jsonb_typeof(datos -&gt; 'precio') AS tipo_precio,</text:p>
        <text:p text:style-name="Preformatted_20_Text"><text:s text:c="4"/>jsonb_typeof(datos -&gt; 'especificaciones') AS tipo_especificaciones</text:p>
        <text:p text:style-name="Preformatted_20_Text">FROM productos_jsonb;</text:p>
        <text:p text:style-name="Preformatted_20_Text"/>
        <text:p text:style-name="Preformatted_20_Text">-- jsonb_exists() / ? (ya visto)</text:p>
        <text:p text:style-name="Preformatted_20_Text">-- jsonb_exists_any() / ?|</text:p>
        <text:p text:style-name="Preformatted_20_Text">-- jsonb_exists_all() / ?&amp;</text:p>
        <text:p text:style-name="Preformatted_20_Text"/>
        <text:p text:style-name="Preformatted_20_Text">-- jsonb_array_length() - longitud de array</text:p>
        <text:p text:style-name="Preformatted_20_Text">SELECT jsonb_array_length('[1,2,3,4,5]');</text:p>
        <text:p text:style-name="Preformatted_20_Text">-- Resultado: 5</text:p>
        <text:p text:style-name="Horizontal_20_Line"/>
        <text:h text:style-name="Heading_20_2" text:outline-level="2">6️⃣ Índices para JSONB</text:h>
        <text:h text:style-name="Heading_20_3" text:outline-level="3">Índice GIN (Generalizado - Recomendado)</text:h>
        <text:p text:style-name="Text_20_body">sql</text:p>
        <text:p text:style-name="Preformatted_20_Text">-- Índice GIN básico (soporta @&gt;, ?, ?|, ?&amp;)</text:p>
        <text:p text:style-name="Preformatted_20_Text">CREATE INDEX idx_productos_datos_gin ON productos_jsonb USING gin (datos);</text:p>
        <text:p text:style-name="Preformatted_20_Text"/>
        <text:p text:style-name="Preformatted_20_Text">-- Índice GIN con opción jsonb_path_ops (más pequeño, más rápido para @&gt;)</text:p>
        <text:p text:style-name="Preformatted_20_Text">CREATE INDEX idx_productos_datos_gin_path ON productos_jsonb USING gin (datos jsonb_path_ops);</text:p>
        <text:h text:style-name="Heading_20_3" text:outline-level="3"><text:soft-page-break/>Índice BTREE en expresiones</text:h>
        <text:p text:style-name="Text_20_body">sql</text:p>
        <text:p text:style-name="Preformatted_20_Text">-- Índice en una clave específica</text:p>
        <text:p text:style-name="Preformatted_20_Text">CREATE INDEX idx_productos_nombre ON productos_jsonb ((datos -&gt;&gt; 'nombre'));</text:p>
        <text:p text:style-name="Preformatted_20_Text"/>
        <text:p text:style-name="Preformatted_20_Text">-- Índice en valor numérico</text:p>
        <text:p text:style-name="Preformatted_20_Text">CREATE INDEX idx_productos_precio ON productos_jsonb (((datos -&gt;&gt; 'precio')::numeric));</text:p>
        <text:p text:style-name="Preformatted_20_Text"/>
        <text:p text:style-name="Preformatted_20_Text">-- Consulta que usa el índice</text:p>
        <text:p text:style-name="Preformatted_20_Text">SELECT * FROM productos_jsonb </text:p>
        <text:p text:style-name="Preformatted_20_Text">WHERE (datos -&gt;&gt; 'precio')::numeric &gt; 100;</text:p>
        <text:h text:style-name="Heading_20_3" text:outline-level="3">Índice BTREE en objetos anidados</text:h>
        <text:p text:style-name="Text_20_body">sql</text:p>
        <text:p text:style-name="Preformatted_20_Text">-- Índice en campo anidado</text:p>
        <text:p text:style-name="Preformatted_20_Text">CREATE INDEX idx_productos_ram ON productos_jsonb ((datos -&gt; 'especificaciones' -&gt;&gt; 'ram'));</text:p>
        <text:p text:style-name="Preformatted_20_Text"/>
        <text:p text:style-name="Preformatted_20_Text">-- Consulta</text:p>
        <text:p text:style-name="Preformatted_20_Text">SELECT * FROM productos_jsonb </text:p>
        <text:p text:style-name="Preformatted_20_Text">WHERE datos -&gt; 'especificaciones' -&gt;&gt; 'ram' = '16GB';</text:p>
        <text:h text:style-name="Heading_20_3" text:outline-level="3">Comparación de índices GIN</text:h>
        <text:p text:style-name="Text_20_body">sql</text:p>
        <text:p text:style-name="Preformatted_20_Text">-- Crear tabla grande para pruebas</text:p>
        <text:p text:style-name="Preformatted_20_Text">CREATE TABLE test_jsonb_index AS</text:p>
        <text:p text:style-name="Preformatted_20_Text">SELECT </text:p>
        <text:p text:style-name="Preformatted_20_Text"><text:s text:c="4"/>generate_series(1, 100000) AS id,</text:p>
        <text:p text:style-name="Preformatted_20_Text"><text:s text:c="4"/>jsonb_build_object(</text:p>
        <text:p text:style-name="Preformatted_20_Text"><text:s text:c="8"/>'id', generate_series(1, 100000),</text:p>
        <text:p text:style-name="Preformatted_20_Text"><text:s text:c="8"/>'nombre', 'Producto_' || generate_series(1, 100000),</text:p>
        <text:p text:style-name="Preformatted_20_Text"><text:s text:c="8"/>'precio', (random() * 1000)::int,</text:p>
        <text:p text:style-name="Preformatted_20_Text"><text:s text:c="8"/>'categoria', 'Cat_' || (random() * 10)::int</text:p>
        <text:p text:style-name="Preformatted_20_Text"><text:s text:c="4"/>) AS datos;</text:p>
        <text:p text:style-name="Preformatted_20_Text"/>
        <text:p text:style-name="Preformatted_20_Text">-- Índice GIN estándar</text:p>
        <text:p text:style-name="Preformatted_20_Text">CREATE INDEX idx_gin_std ON test_jsonb_index USING gin (datos);</text:p>
        <text:p text:style-name="Preformatted_20_Text"/>
        <text:p text:style-name="Preformatted_20_Text">-- Índice GIN con jsonb_path_ops (más eficiente para @&gt;)</text:p>
        <text:p text:style-name="Preformatted_20_Text">CREATE INDEX idx_gin_path ON test_jsonb_index USING gin (datos jsonb_path_ops);</text:p>
        <text:p text:style-name="Preformatted_20_Text"/>
        <text:p text:style-name="Preformatted_20_Text">-- Comparar rendimiento</text:p>
        <text:p text:style-name="Preformatted_20_Text">EXPLAIN ANALYZE SELECT * FROM test_jsonb_index </text:p>
        <text:p text:style-name="Preformatted_20_Text">WHERE datos @&gt; '{"categoria": "Cat_5"}';</text:p>
        <text:p text:style-name="Horizontal_20_Line"/>
        <text:h text:style-name="Heading_20_2" text:outline-level="2">7️⃣ JSONB vs JSON: Ejemplo Comparativo Completo</text:h>
        <text:p text:style-name="Text_20_body">sql</text:p>
        <text:p text:style-name="Preformatted_20_Text">-- Crear tablas comparativas</text:p>
        <text:p text:style-name="Preformatted_20_Text">CREATE TABLE ventas_json (</text:p>
        <text:p text:style-name="Preformatted_20_Text"><text:s text:c="4"/>id serial,</text:p>
        <text:p text:style-name="Preformatted_20_Text"><text:s text:c="4"/>datos json</text:p>
        <text:p text:style-name="Preformatted_20_Text"><text:soft-page-break/>);</text:p>
        <text:p text:style-name="Preformatted_20_Text"/>
        <text:p text:style-name="Preformatted_20_Text">CREATE TABLE ventas_jsonb (</text:p>
        <text:p text:style-name="Preformatted_20_Text"><text:s text:c="4"/>id serial,</text:p>
        <text:p text:style-name="Preformatted_20_Text"><text:s text:c="4"/>datos jsonb</text:p>
        <text:p text:style-name="Preformatted_20_Text">);</text:p>
        <text:p text:style-name="Preformatted_20_Text"/>
        <text:p text:style-name="Preformatted_20_Text">-- Insertar 100,000 registros</text:p>
        <text:p text:style-name="Preformatted_20_Text">INSERT INTO ventas_json (datos)</text:p>
        <text:p text:style-name="Preformatted_20_Text">SELECT json_build_object(</text:p>
        <text:p text:style-name="Preformatted_20_Text"><text:s text:c="4"/>'id', i,</text:p>
        <text:p text:style-name="Preformatted_20_Text"><text:s text:c="4"/>'producto', 'Producto_' || i,</text:p>
        <text:p text:style-name="Preformatted_20_Text"><text:s text:c="4"/>'precio', (random() * 1000)::int,</text:p>
        <text:p text:style-name="Preformatted_20_Text"><text:s text:c="4"/>'fecha', NOW() - (random() * 365 || ' days')::interval</text:p>
        <text:p text:style-name="Preformatted_20_Text">)::json</text:p>
        <text:p text:style-name="Preformatted_20_Text">FROM generate_series(1, 100000) i;</text:p>
        <text:p text:style-name="Preformatted_20_Text"/>
        <text:p text:style-name="Preformatted_20_Text">INSERT INTO ventas_jsonb (datos)</text:p>
        <text:p text:style-name="Preformatted_20_Text">SELECT jsonb_build_object(</text:p>
        <text:p text:style-name="Preformatted_20_Text"><text:s text:c="4"/>'id', i,</text:p>
        <text:p text:style-name="Preformatted_20_Text"><text:s text:c="4"/>'producto', 'Producto_' || i,</text:p>
        <text:p text:style-name="Preformatted_20_Text"><text:s text:c="4"/>'precio', (random() * 1000)::int,</text:p>
        <text:p text:style-name="Preformatted_20_Text"><text:s text:c="4"/>'fecha', NOW() - (random() * 365 || ' days')::interval</text:p>
        <text:p text:style-name="Preformatted_20_Text">)</text:p>
        <text:p text:style-name="Preformatted_20_Text">FROM generate_series(1, 100000) i;</text:p>
        <text:p text:style-name="Preformatted_20_Text"/>
        <text:p text:style-name="Preformatted_20_Text">-- Comparar tamaño</text:p>
        <text:p text:style-name="Preformatted_20_Text">SELECT </text:p>
        <text:p text:style-name="Preformatted_20_Text"><text:s text:c="4"/>'json' AS tipo,</text:p>
        <text:p text:style-name="Preformatted_20_Text"><text:s text:c="4"/>pg_size_pretty(pg_relation_size('ventas_json')) AS tamaño</text:p>
        <text:p text:style-name="Preformatted_20_Text">UNION ALL</text:p>
        <text:p text:style-name="Preformatted_20_Text">SELECT </text:p>
        <text:p text:style-name="Preformatted_20_Text"><text:s text:c="4"/>'jsonb',</text:p>
        <text:p text:style-name="Preformatted_20_Text"><text:s text:c="4"/>pg_size_pretty(pg_relation_size('ventas_jsonb'));</text:p>
        <text:p text:style-name="Preformatted_20_Text"/>
        <text:p text:style-name="Preformatted_20_Text">-- Índices en jsonb (no se puede en json directamente)</text:p>
        <text:p text:style-name="Preformatted_20_Text">CREATE INDEX idx_ventas_jsonb_precio ON ventas_jsonb (((datos -&gt;&gt; 'precio')::numeric));</text:p>
        <text:p text:style-name="Preformatted_20_Text"/>
        <text:p text:style-name="Preformatted_20_Text">-- Consulta en json (más lenta, sin índice)</text:p>
        <text:p text:style-name="Preformatted_20_Text">EXPLAIN ANALYZE SELECT * FROM ventas_json </text:p>
        <text:p text:style-name="Preformatted_20_Text">WHERE (datos -&gt;&gt; 'precio')::numeric &gt; 500;</text:p>
        <text:p text:style-name="Preformatted_20_Text"/>
        <text:p text:style-name="Preformatted_20_Text">-- Consulta en jsonb (usa índice)</text:p>
        <text:p text:style-name="Preformatted_20_Text">EXPLAIN ANALYZE SELECT * FROM ventas_jsonb </text:p>
        <text:p text:style-name="Preformatted_20_Text">WHERE (datos -&gt;&gt; 'precio')::numeric &gt; 500;</text:p>
        <text:p text:style-name="Horizontal_20_Line"/>
        <text:h text:style-name="Heading_20_2" text:outline-level="2">8️⃣ Casos de Uso Reales</text:h>
        <text:h text:style-name="Heading_20_3" text:outline-level="3">Caso 1: API de productos con filtros</text:h>
        <text:p text:style-name="Text_20_body">sql</text:p>
        <text:p text:style-name="Preformatted_20_Text">-- Función que devuelve productos filtrados por JSON</text:p>
        <text:p text:style-name="Preformatted_20_Text">CREATE OR REPLACE FUNCTION buscar_productos(</text:p>
        <text:p text:style-name="Preformatted_20_Text"><text:s text:c="4"/>p_filtros jsonb</text:p>
        <text:p text:style-name="Preformatted_20_Text">)</text:p>
        <text:p text:style-name="Preformatted_20_Text">RETURNS jsonb AS $$</text:p>
        <text:p text:style-name="Preformatted_20_Text">DECLARE</text:p>
        <text:p text:style-name="Preformatted_20_Text"><text:soft-page-break/><text:s text:c="4"/>v_sql text;</text:p>
        <text:p text:style-name="Preformatted_20_Text"><text:s text:c="4"/>v_resultado jsonb;</text:p>
        <text:p text:style-name="Preformatted_20_Text">BEGIN</text:p>
        <text:p text:style-name="Preformatted_20_Text"><text:s text:c="4"/>v_sql := '</text:p>
        <text:p text:style-name="Preformatted_20_Text"><text:s text:c="8"/>SELECT jsonb_agg(</text:p>
        <text:p text:style-name="Preformatted_20_Text"><text:s text:c="12"/>jsonb_build_object(</text:p>
        <text:p text:style-name="Preformatted_20_Text"><text:s text:c="16"/>''id'', id,</text:p>
        <text:p text:style-name="Preformatted_20_Text"><text:s text:c="16"/>''nombre'', datos -&gt;&gt; ''nombre'',</text:p>
        <text:p text:style-name="Preformatted_20_Text"><text:s text:c="16"/>''precio'', (datos -&gt;&gt; ''precio'')::numeric,</text:p>
        <text:p text:style-name="Preformatted_20_Text"><text:s text:c="16"/>''especificaciones'', datos -&gt; ''especificaciones''</text:p>
        <text:p text:style-name="Preformatted_20_Text"><text:s text:c="12"/>)</text:p>
        <text:p text:style-name="Preformatted_20_Text"><text:s text:c="8"/>)</text:p>
        <text:p text:style-name="Preformatted_20_Text"><text:s text:c="8"/>FROM productos_jsonb</text:p>
        <text:p text:style-name="Preformatted_20_Text"><text:s text:c="8"/>WHERE 1=1';</text:p>
        <text:p text:style-name="Preformatted_20_Text"><text:s text:c="4"/></text:p>
        <text:p text:style-name="Preformatted_20_Text"><text:s text:c="4"/>IF p_filtros ? 'precio_min' THEN</text:p>
        <text:p text:style-name="Preformatted_20_Text"><text:s text:c="8"/>v_sql := v_sql || ' AND (datos -&gt;&gt; ''precio'')::numeric &gt;= ' || (p_filtros -&gt;&gt; 'precio_min');</text:p>
        <text:p text:style-name="Preformatted_20_Text"><text:s text:c="4"/>END IF;</text:p>
        <text:p text:style-name="Preformatted_20_Text"><text:s text:c="4"/></text:p>
        <text:p text:style-name="Preformatted_20_Text"><text:s text:c="4"/>IF p_filtros ? 'categoria' THEN</text:p>
        <text:p text:style-name="Preformatted_20_Text"><text:s text:c="8"/>v_sql := v_sql || ' AND datos @&gt; ''{"categoria": "' || (p_filtros -&gt;&gt; 'categoria') || '"}''';</text:p>
        <text:p text:style-name="Preformatted_20_Text"><text:s text:c="4"/>END IF;</text:p>
        <text:p text:style-name="Preformatted_20_Text"><text:s text:c="4"/></text:p>
        <text:p text:style-name="Preformatted_20_Text"><text:s text:c="4"/>EXECUTE v_sql INTO v_resultado;</text:p>
        <text:p text:style-name="Preformatted_20_Text"><text:s text:c="4"/>RETURN COALESCE(v_resultado, '[]'::jsonb)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Uso</text:p>
        <text:p text:style-name="Preformatted_20_Text">SELECT buscar_productos('{"precio_min": 500, "categoria": "Electrónica"}');</text:p>
        <text:h text:style-name="Heading_20_3" text:outline-level="3">Caso 2: Logs de auditoría con JSONB</text:h>
        <text:p text:style-name="Text_20_body">sql</text:p>
        <text:p text:style-name="Preformatted_20_Text">CREATE TABLE logs_auditoria (</text:p>
        <text:p text:style-name="Preformatted_20_Text"><text:s text:c="4"/>id serial PRIMARY KEY,</text:p>
        <text:p text:style-name="Preformatted_20_Text"><text:s text:c="4"/>fecha timestamp DEFAULT NOW(),</text:p>
        <text:p text:style-name="Preformatted_20_Text"><text:s text:c="4"/>usuario text,</text:p>
        <text:p text:style-name="Preformatted_20_Text"><text:s text:c="4"/>accion text,</text:p>
        <text:p text:style-name="Preformatted_20_Text"><text:s text:c="4"/>datos_antes jsonb,</text:p>
        <text:p text:style-name="Preformatted_20_Text"><text:s text:c="4"/>datos_despues jsonb,</text:p>
        <text:p text:style-name="Preformatted_20_Text"><text:s text:c="4"/>cambios jsonb GENERATED ALWAYS AS (</text:p>
        <text:p text:style-name="Preformatted_20_Text"><text:s text:c="8"/>jsonb_build_object(</text:p>
        <text:p text:style-name="Preformatted_20_Text"><text:s text:c="12"/>'antes', datos_antes,</text:p>
        <text:p text:style-name="Preformatted_20_Text"><text:s text:c="12"/>'despues', datos_despues,</text:p>
        <text:p text:style-name="Preformatted_20_Text"><text:s text:c="12"/>'diferencia', (</text:p>
        <text:p text:style-name="Preformatted_20_Text"><text:s text:c="16"/>SELECT jsonb_object_agg(key, jsonb_build_object('antes', datos_antes-&gt;key, 'despues', datos_despues-&gt;key))</text:p>
        <text:p text:style-name="Preformatted_20_Text"><text:s text:c="16"/>FROM jsonb_object_keys(datos_despues) AS key</text:p>
        <text:p text:style-name="Preformatted_20_Text"><text:s text:c="16"/>WHERE (datos_antes-&gt;key) IS DISTINCT FROM (datos_despues-&gt;key)</text:p>
        <text:p text:style-name="Preformatted_20_Text"><text:s text:c="12"/>)</text:p>
        <text:p text:style-name="Preformatted_20_Text"><text:s text:c="8"/>)</text:p>
        <text:p text:style-name="Preformatted_20_Text"><text:s text:c="4"/>) STORED</text:p>
        <text:p text:style-name="Preformatted_20_Text">);</text:p>
        <text:p text:style-name="Preformatted_20_Text"/>
        <text:p text:style-name="Preformatted_20_Text">-- Registrar cambio</text:p>
        <text:p text:style-name="Preformatted_20_Text">INSERT INTO logs_auditoria (usuario, accion, datos_antes, datos_despues)</text:p>
        <text:p text:style-name="Preformatted_20_Text">VALUES (</text:p>
        <text:p text:style-name="Preformatted_20_Text"><text:s text:c="4"/>'admin',</text:p>
        <text:p text:style-name="Preformatted_20_Text"><text:soft-page-break/><text:s text:c="4"/>'UPDATE',</text:p>
        <text:p text:style-name="Preformatted_20_Text"><text:s text:c="4"/>'{"nombre": "Ana", "email": "ana@viejo.com"}',</text:p>
        <text:p text:style-name="Preformatted_20_Text"><text:s text:c="4"/>'{"nombre": "Ana García", "email": "ana@nuevo.com"}'</text:p>
        <text:p text:style-name="Preformatted_20_Text">);</text:p>
        <text:p text:style-name="Preformatted_20_Text"/>
        <text:p text:style-name="Preformatted_20_Text">SELECT jsonb_pretty(cambios) FROM logs_auditoria;</text:p>
        <text:h text:style-name="Heading_20_3" text:outline-level="3">Caso 3: Reporte anidado para frontend</text:h>
        <text:p text:style-name="Text_20_body">sql</text:p>
        <text:p text:style-name="Preformatted_20_Text">CREATE OR REPLACE FUNCTION obtener_dashboard()</text:p>
        <text:p text:style-name="Preformatted_20_Text">RETURNS jsonb AS $$</text:p>
        <text:p text:style-name="Preformatted_20_Text">DECLARE</text:p>
        <text:p text:style-name="Preformatted_20_Text"><text:s text:c="4"/>v_resultado jsonb;</text:p>
        <text:p text:style-name="Preformatted_20_Text">BEGIN</text:p>
        <text:p text:style-name="Preformatted_20_Text"><text:s text:c="4"/>SELECT jsonb_build_object(</text:p>
        <text:p text:style-name="Preformatted_20_Text"><text:s text:c="8"/>'resumen', jsonb_build_object(</text:p>
        <text:p text:style-name="Preformatted_20_Text"><text:s text:c="12"/>'total_clientes', (SELECT COUNT(*) FROM clientes),</text:p>
        <text:p text:style-name="Preformatted_20_Text"><text:s text:c="12"/>'total_pedidos', (SELECT COUNT(*) FROM pedidos),</text:p>
        <text:p text:style-name="Preformatted_20_Text"><text:s text:c="12"/>'ingresos_totales', (SELECT COALESCE(SUM(total), 0) FROM pedidos),</text:p>
        <text:p text:style-name="Preformatted_20_Text"><text:s text:c="12"/>'fecha_reporte', NOW()</text:p>
        <text:p text:style-name="Preformatted_20_Text"><text:s text:c="8"/>),</text:p>
        <text:p text:style-name="Preformatted_20_Text"><text:s text:c="8"/>'top_productos', (</text:p>
        <text:p text:style-name="Preformatted_20_Text"><text:s text:c="12"/>SELECT jsonb_agg(</text:p>
        <text:p text:style-name="Preformatted_20_Text"><text:s text:c="16"/>jsonb_build_object(</text:p>
        <text:p text:style-name="Preformatted_20_Text"><text:s text:c="20"/>'producto', p.nombre,</text:p>
        <text:p text:style-name="Preformatted_20_Text"><text:s text:c="20"/>'unidades', SUM(dp.cantidad),</text:p>
        <text:p text:style-name="Preformatted_20_Text"><text:s text:c="20"/>'ingresos', SUM(dp.cantidad * dp.precio_unitario)</text:p>
        <text:p text:style-name="Preformatted_20_Text"><text:s text:c="16"/>)</text:p>
        <text:p text:style-name="Preformatted_20_Text"><text:s text:c="16"/>ORDER BY SUM(dp.cantidad) DESC</text:p>
        <text:p text:style-name="Preformatted_20_Text"><text:s text:c="16"/>LIMIT 5</text:p>
        <text:p text:style-name="Preformatted_20_Text"><text:s text:c="12"/>)</text:p>
        <text:p text:style-name="Preformatted_20_Text"><text:s text:c="12"/>FROM productos p</text:p>
        <text:p text:style-name="Preformatted_20_Text"><text:s text:c="12"/>JOIN detalle_pedidos dp ON p.id = dp.producto_id</text:p>
        <text:p text:style-name="Preformatted_20_Text"><text:s text:c="8"/>),</text:p>
        <text:p text:style-name="Preformatted_20_Text"><text:s text:c="8"/>'ventas_por_mes', (</text:p>
        <text:p text:style-name="Preformatted_20_Text"><text:s text:c="12"/>SELECT jsonb_agg(</text:p>
        <text:p text:style-name="Preformatted_20_Text"><text:s text:c="16"/>jsonb_build_object(</text:p>
        <text:p text:style-name="Preformatted_20_Text"><text:s text:c="20"/>'mes', TO_CHAR(fecha, 'YYYY-MM'),</text:p>
        <text:p text:style-name="Preformatted_20_Text"><text:s text:c="20"/>'total', SUM(total)</text:p>
        <text:p text:style-name="Preformatted_20_Text"><text:s text:c="16"/>)</text:p>
        <text:p text:style-name="Preformatted_20_Text"><text:s text:c="16"/>ORDER BY fecha</text:p>
        <text:p text:style-name="Preformatted_20_Text"><text:s text:c="12"/>)</text:p>
        <text:p text:style-name="Preformatted_20_Text"><text:s text:c="12"/>FROM pedidos</text:p>
        <text:p text:style-name="Preformatted_20_Text"><text:s text:c="12"/>GROUP BY TO_CHAR(fecha, 'YYYY-MM')</text:p>
        <text:p text:style-name="Preformatted_20_Text"><text:s text:c="8"/>)</text:p>
        <text:p text:style-name="Preformatted_20_Text"><text:s text:c="4"/>) INTO v_resultado;</text:p>
        <text:p text:style-name="Preformatted_20_Text"><text:s text:c="4"/></text:p>
        <text:p text:style-name="Preformatted_20_Text"><text:s text:c="4"/>RETURN v_resultado;</text:p>
        <text:p text:style-name="Preformatted_20_Text">END;</text:p>
        <text:p text:style-name="Preformatted_20_Text">$$ LANGUAGE plpgsql;</text:p>
        <text:p text:style-name="Preformatted_20_Text"/>
        <text:p text:style-name="Preformatted_20_Text">-- Uso</text:p>
        <text:p text:style-name="Preformatted_20_Text">SELECT jsonb_pretty(obtener_dashboard());</text:p>
        <text:p text:style-name="Horizontal_20_Line"/>
        <text:h text:style-name="Heading_20_2" text:outline-level="2"><text:soft-page-break/>9️⃣ Resumen de Funciones y Operadores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header-rows>
            <table:table-row>
              <table:table-cell table:style-name="Tabla7.A1" office:value-type="string">
                <text:p text:style-name="Table_20_Heading"><text:span text:style-name="Strong_20_Emphasis">Categoría</text:span></text:p>
              </table:table-cell>
              <table:table-cell table:style-name="Tabla7.A1" office:value-type="string">
                <text:p text:style-name="Table_20_Heading"><text:span text:style-name="Strong_20_Emphasis">Función/Operador</text:span></text:p>
              </table:table-cell>
              <table:table-cell table:style-name="Tabla7.A1" office:value-type="string">
                <text:p text:style-name="Table_20_Heading"><text:span text:style-name="Strong_20_Emphasis">Propósito</text:span></text:p>
              </table:table-cell>
            </table:table-row>
          </table:table-header-rows>
          <table:table-row>
            <table:table-cell table:style-name="Tabla7.A1" office:value-type="string">
              <text:p text:style-name="Table_20_Contents"><text:span text:style-name="Strong_20_Emphasis">Construcción</text:span></text:p>
            </table:table-cell>
            <table:table-cell table:style-name="Tabla7.A1" office:value-type="string">
              <text:p text:style-name="Table_20_Contents"><text:span text:style-name="Source_20_Text">jsonb_build_object()</text:span></text:p>
            </table:table-cell>
            <table:table-cell table:style-name="Tabla7.A1" office:value-type="string">
              <text:p text:style-name="Table_20_Contents">Crear objeto desde pares clave-valor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build_array()</text:span></text:p>
            </table:table-cell>
            <table:table-cell table:style-name="Tabla7.A1" office:value-type="string">
              <text:p text:style-name="Table_20_Contents">Crear array desde valores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to_jsonb()</text:span></text:p>
            </table:table-cell>
            <table:table-cell table:style-name="Tabla7.A1" office:value-type="string">
              <text:p text:style-name="Table_20_Contents">Convertir cualquier tipo a jsonb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Agregación</text:span></text:p>
            </table:table-cell>
            <table:table-cell table:style-name="Tabla7.A1" office:value-type="string">
              <text:p text:style-name="Table_20_Contents"><text:span text:style-name="Source_20_Text">jsonb_agg()</text:span></text:p>
            </table:table-cell>
            <table:table-cell table:style-name="Tabla7.A1" office:value-type="string">
              <text:p text:style-name="Table_20_Contents">Convertir filas en array jsonb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object_agg()</text:span></text:p>
            </table:table-cell>
            <table:table-cell table:style-name="Tabla7.A1" office:value-type="string">
              <text:p text:style-name="Table_20_Contents">Convertir filas en objeto jsonb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Extracción</text:span></text:p>
            </table:table-cell>
            <table:table-cell table:style-name="Tabla7.A1" office:value-type="string">
              <text:p text:style-name="Table_20_Contents"><text:span text:style-name="Source_20_Text">-&gt;</text:span></text:p>
            </table:table-cell>
            <table:table-cell table:style-name="Tabla7.A1" office:value-type="string">
              <text:p text:style-name="Table_20_Contents">Obtener como jsonb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-&gt;&gt;</text:span></text:p>
            </table:table-cell>
            <table:table-cell table:style-name="Tabla7.A1" office:value-type="string">
              <text:p text:style-name="Table_20_Contents">Obtener como texto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#&gt;</text:span></text:p>
            </table:table-cell>
            <table:table-cell table:style-name="Tabla7.A1" office:value-type="string">
              <text:p text:style-name="Table_20_Contents">Obtener por ruta (jsonb)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#&gt;&gt;</text:span></text:p>
            </table:table-cell>
            <table:table-cell table:style-name="Tabla7.A1" office:value-type="string">
              <text:p text:style-name="Table_20_Contents">Obtener por ruta (texto)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Búsqueda</text:span></text:p>
            </table:table-cell>
            <table:table-cell table:style-name="Tabla7.A1" office:value-type="string">
              <text:p text:style-name="Table_20_Contents"><text:span text:style-name="Source_20_Text">@&gt;</text:span></text:p>
            </table:table-cell>
            <table:table-cell table:style-name="Tabla7.A1" office:value-type="string">
              <text:p text:style-name="Table_20_Contents">Contiene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&lt;@</text:span></text:p>
            </table:table-cell>
            <table:table-cell table:style-name="Tabla7.A1" office:value-type="string">
              <text:p text:style-name="Table_20_Contents">Está contenido en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?</text:span></text:p>
            </table:table-cell>
            <table:table-cell table:style-name="Tabla7.A1" office:value-type="string">
              <text:p text:style-name="Table_20_Contents">Existe clave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?|</text:span></text:p>
            </table:table-cell>
            <table:table-cell table:style-name="Tabla7.A1" office:value-type="string">
              <text:p text:style-name="Table_20_Contents">Existe alguna clave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?&amp;</text:span></text:p>
            </table:table-cell>
            <table:table-cell table:style-name="Tabla7.A1" office:value-type="string">
              <text:p text:style-name="Table_20_Contents">Existen todas las claves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Modificación</text:span></text:p>
            </table:table-cell>
            <table:table-cell table:style-name="Tabla7.A1" office:value-type="string">
              <text:p text:style-name="Table_20_Contents"><text:span text:style-name="Source_20_Text">||</text:span></text:p>
            </table:table-cell>
            <table:table-cell table:style-name="Tabla7.A1" office:value-type="string">
              <text:p text:style-name="Table_20_Contents">Concatenar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-</text:span></text:p>
            </table:table-cell>
            <table:table-cell table:style-name="Tabla7.A1" office:value-type="string">
              <text:p text:style-name="Table_20_Contents">Eliminar clave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#-</text:span></text:p>
            </table:table-cell>
            <table:table-cell table:style-name="Tabla7.A1" office:value-type="string">
              <text:p text:style-name="Table_20_Contents">Eliminar por ruta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set()</text:span></text:p>
            </table:table-cell>
            <table:table-cell table:style-name="Tabla7.A1" office:value-type="string">
              <text:p text:style-name="Table_20_Contents">Actualizar valor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insert()</text:span></text:p>
            </table:table-cell>
            <table:table-cell table:style-name="Tabla7.A1" office:value-type="string">
              <text:p text:style-name="Table_20_Contents">Insertar en array</text:p>
            </table:table-cell>
          </table:table-row>
          <table:table-row>
            <table:table-cell table:style-name="Tabla7.A1" office:value-type="string">
              <text:p text:style-name="Table_20_Contents"><text:span text:style-name="Strong_20_Emphasis">Información</text:span></text:p>
            </table:table-cell>
            <table:table-cell table:style-name="Tabla7.A1" office:value-type="string">
              <text:p text:style-name="Table_20_Contents"><text:span text:style-name="Source_20_Text">jsonb_typeof()</text:span></text:p>
            </table:table-cell>
            <table:table-cell table:style-name="Tabla7.A1" office:value-type="string">
              <text:p text:style-name="Table_20_Contents">Tipo del valor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array_length()</text:span></text:p>
            </table:table-cell>
            <table:table-cell table:style-name="Tabla7.A1" office:value-type="string">
              <text:p text:style-name="Table_20_Contents">Longitud del array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pretty()</text:span></text:p>
            </table:table-cell>
            <table:table-cell table:style-name="Tabla7.A1" office:value-type="string">
              <text:p text:style-name="Table_20_Contents">Formatear para lectura</text:p>
            </table:table-cell>
          </table:table-row>
          <table:table-row>
            <table:table-cell table:style-name="Tabla7.A1" office:value-type="string">
              <text:p text:style-name="Table_20_Contents"/>
            </table:table-cell>
            <table:table-cell table:style-name="Tabla7.A1" office:value-type="string">
              <text:p text:style-name="Table_20_Contents"><text:span text:style-name="Source_20_Text">jsonb_strip_nulls()</text:span></text:p>
            </table:table-cell>
            <table:table-cell table:style-name="Tabla7.A1" office:value-type="string">
              <text:p text:style-name="Table_20_Contents">Eliminar nulos</text:p>
            </table:table-cell>
          </table:table-row>
        </table:table>
        <text:p text:style-name="Horizontal_20_Line"/>
        <text:h text:style-name="Heading_20_2" text:outline-level="2"><text:soft-page-break/>🔟 Ejercicios Prácticos para el Curso</text:h>
        <text:h text:style-name="Heading_20_3" text:outline-level="3">Ejercicio 1: Construcción básica</text:h>
        <text:p text:style-name="Text_20_body">sql</text:p>
        <text:p text:style-name="Preformatted_20_Text">-- Crear un objeto JSONB con datos de un cliente y sus direcciones</text:p>
        <text:p text:style-name="Preformatted_20_Text">-- Debe incluir: id, nombre, email, lista de direcciones (calle, ciudad, cp)</text:p>
        <text:h text:style-name="Heading_20_3" text:outline-level="3">Ejercicio 2: Agregación avanzada</text:h>
        <text:p text:style-name="Text_20_body">sql</text:p>
        <text:p text:style-name="Preformatted_20_Text">-- Generar un reporte por categoría que incluya:</text:p>
        <text:p text:style-name="Preformatted_20_Text">-- 1. Nombre de categoría</text:p>
        <text:p text:style-name="Preformatted_20_Text">-- 2. Lista de productos (nombre, precio)</text:p>
        <text:p text:style-name="Preformatted_20_Text">-- 3. Precio mínimo, máximo y promedio</text:p>
        <text:p text:style-name="Preformatted_20_Text">-- 4. Total de productos</text:p>
        <text:h text:style-name="Heading_20_3" text:outline-level="3">Ejercicio 3: Actualización y operadores</text:h>
        <text:p text:style-name="Text_20_body">sql</text:p>
        <text:p text:style-name="Preformatted_20_Text">-- Sobre una tabla de productos_jsonb:</text:p>
        <text:p text:style-name="Preformatted_20_Text">-- 1. Agregar campo "descuento" a todos los productos &gt; 1000</text:p>
        <text:p text:style-name="Preformatted_20_Text">-- 2. Eliminar campo "color" de especificaciones</text:p>
        <text:p text:style-name="Preformatted_20_Text">-- 3. Actualizar "precio" aumentando 10%</text:p>
        <text:p text:style-name="Preformatted_20_Text">-- 4. Buscar productos que contengan "ram" en especificaciones</text:p>
        <text:h text:style-name="Heading_20_3" text:outline-level="3">Ejercicio 4: Índices y rendimiento</text:h>
        <text:p text:style-name="Text_20_body">sql</text:p>
        <text:p text:style-name="Preformatted_20_Text">-- 1. Crear tabla con 1M registros JSONB</text:p>
        <text:p text:style-name="Preformatted_20_Text">-- 2. Crear diferentes índices (GIN, BTREE en expresiones)</text:p>
        <text:p text:style-name="Preformatted_20_Text">-- 3. Comparar planes de ejecución con EXPLAIN ANALYZE</text:p>
        <text:p text:style-name="Preformatted_20_Text">-- 4. Medir tiempos de consulta con y sin índices</text:p>
        <text:p text:style-name="Horizontal_20_Line"/>
        <text:h text:style-name="Heading_20_2" text:outline-level="2">📚 Conclusión y Recomendaciones</text:h>
        <table:table table:name="Tabla8" table:style-name="Tabla8">
          <table:table-column table:style-name="Tabla8.A"/>
          <table:table-column table:style-name="Tabla8.B"/>
          <table:table-header-rows>
            <table:table-row>
              <table:table-cell table:style-name="Tabla8.A1" office:value-type="string">
                <text:p text:style-name="Table_20_Heading"><text:span text:style-name="Strong_20_Emphasis">Situación</text:span></text:p>
              </table:table-cell>
              <table:table-cell table:style-name="Tabla8.A1" office:value-type="string">
                <text:p text:style-name="Table_20_Heading"><text:span text:style-name="Strong_20_Emphasis">Recomendación</text:span></text:p>
              </table:table-cell>
            </table:table-row>
          </table:table-header-rows>
          <table:table-row>
            <table:table-cell table:style-name="Tabla8.A1" office:value-type="string">
              <text:p text:style-name="Table_20_Contents">Almacenar datos semi-estructurados</text:p>
            </table:table-cell>
            <table:table-cell table:style-name="Tabla8.A1" office:value-type="string">
              <text:p text:style-name="Table_20_Contents">Usar <text:span text:style-name="Source_20_Text">jsonb</text:span></text:p>
            </table:table-cell>
          </table:table-row>
          <table:table-row>
            <table:table-cell table:style-name="Tabla8.A1" office:value-type="string">
              <text:p text:style-name="Table_20_Contents">Búsquedas frecuentes dentro del JSON</text:p>
            </table:table-cell>
            <table:table-cell table:style-name="Tabla8.A1" office:value-type="string">
              <text:p text:style-name="Table_20_Contents">Crear índice GIN</text:p>
            </table:table-cell>
          </table:table-row>
          <table:table-row>
            <table:table-cell table:style-name="Tabla8.A1" office:value-type="string">
              <text:p text:style-name="Table_20_Contents">Necesitas extraer valores específicos frecuentemente</text:p>
            </table:table-cell>
            <table:table-cell table:style-name="Tabla8.A1" office:value-type="string">
              <text:p text:style-name="Table_20_Contents">Crear índices BTREE en expresiones</text:p>
            </table:table-cell>
          </table:table-row>
          <table:table-row>
            <table:table-cell table:style-name="Tabla8.A1" office:value-type="string">
              <text:p text:style-name="Table_20_Contents">Los datos vienen de una API y se entregan igual</text:p>
            </table:table-cell>
            <table:table-cell table:style-name="Tabla8.A1" office:value-type="string">
              <text:p text:style-name="Table_20_Contents"><text:span text:style-name="Source_20_Text">jsonb</text:span> + <text:span text:style-name="Source_20_Text">jsonb_build_object</text:span></text:p>
            </table:table-cell>
          </table:table-row>
          <table:table-row>
            <table:table-cell table:style-name="Tabla8.A1" office:value-type="string">
              <text:p text:style-name="Table_20_Contents">Te importa el formato exacto (espacios, orden)</text:p>
            </table:table-cell>
            <table:table-cell table:style-name="Tabla8.A1" office:value-type="string">
              <text:p text:style-name="Table_20_Contents">Usar <text:span text:style-name="Source_20_Text">json</text:span> (raro)</text:p>
            </table:table-cell>
          </table:table-row>
          <table:table-row>
            <table:table-cell table:style-name="Tabla8.A1" office:value-type="string">
              <text:p text:style-name="Table_20_Contents">Migrar de una base NoSQL</text:p>
            </table:table-cell>
            <table:table-cell table:style-name="Tabla8.A1" office:value-type="string">
              <text:p text:style-name="Table_20_Contents"><text:span text:style-name="Source_20_Text">jsonb</text:span> con índices GIN</text:p>
            </table:table-cell>
          </table:table-row>
        </table:table>
        <text:p text:style-name="Text_20_body">¿Quieres que profundice en algún aspecto específico como la <text:span text:style-name="Strong_20_Emphasis">replicación lógica con JSONB</text:span> o <text:span text:style-name="Strong_20_Emphasis">JSONB vs PostGIS</text:span> para datos geoespaciales?</text:p>
        <text:p text:style-name="Text_20_body"><draw:frame draw:style-name="fr2" draw:name="Marco13" text:anchor-type="char" svg:width="33.576cm" draw:z-index="12"><draw:text-box fo:min-height="3.969cm"><text:p text:style-name="Text_20_body"/></draw:text-box></draw:frame><text:soft-page-break/>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12:25:15.876578734</meta:creation-date>
    <dc:date>2026-04-12T12:28:48.496333734</dc:date>
    <meta:editing-duration>PT3M33S</meta:editing-duration>
    <meta:editing-cycles>1</meta:editing-cycles>
    <meta:document-statistic meta:table-count="8" meta:image-count="0" meta:object-count="0" meta:page-count="22" meta:paragraph-count="939" meta:word-count="3263" meta:character-count="25469" meta:non-whitespace-character-count="20754"/>
    <meta:generator>LibreOffice/7.3.7.2$Linux_X86_64 LibreOffice_project/30$Build-2</meta:generator>
  </office:meta>
</office:document-meta>
</file>